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3b1ec5" officeooo:paragraph-rsid="00131f4f"/>
    </style:style>
    <style:style style:name="P2" style:family="paragraph" style:parent-style-name="Standard">
      <style:text-properties fo:language="en" fo:country="US" fo:font-weight="bold" officeooo:rsid="001e4eb8" officeooo:paragraph-rsid="014f0a12" style:font-weight-asian="bold" style:font-weight-complex="bold"/>
    </style:style>
    <style:style style:name="P3" style:family="paragraph" style:parent-style-name="Standard">
      <style:text-properties fo:language="en" fo:country="US" fo:font-weight="bold" officeooo:paragraph-rsid="00131f4f" style:font-weight-asian="bold" style:font-weight-complex="bold"/>
    </style:style>
    <style:style style:name="P4" style:family="paragraph" style:parent-style-name="Standard">
      <style:text-properties fo:language="en" fo:country="US" fo:font-weight="bold" officeooo:rsid="0032f19b" officeooo:paragraph-rsid="014f0a12" fo:background-color="transparent" style:font-weight-asian="bold" style:font-weight-complex="bold"/>
    </style:style>
    <style:style style:name="P5" style:family="paragraph" style:parent-style-name="Standard">
      <style:text-properties fo:language="en" fo:country="US" fo:font-weight="normal" officeooo:rsid="0100f487" officeooo:paragraph-rsid="010c0340" fo:background-color="#dddddd" style:font-weight-asian="normal" style:font-weight-complex="normal"/>
    </style:style>
    <style:style style:name="P6" style:family="paragraph" style:parent-style-name="Standard">
      <style:text-properties fo:language="en" fo:country="US" fo:font-weight="normal" officeooo:rsid="0100f487" officeooo:paragraph-rsid="01f12cdd" fo:background-color="#dddddd" style:font-weight-asian="normal" style:font-weight-complex="normal"/>
    </style:style>
    <style:style style:name="P7" style:family="paragraph" style:parent-style-name="Standard">
      <style:text-properties fo:language="en" fo:country="US" fo:font-weight="normal" officeooo:rsid="0100f487" officeooo:paragraph-rsid="01f6d6da" fo:background-color="#dddddd" style:font-weight-asian="normal" style:font-weight-complex="normal"/>
    </style:style>
    <style:style style:name="P8" style:family="paragraph" style:parent-style-name="Standard">
      <style:text-properties fo:language="en" fo:country="US" fo:font-weight="normal" officeooo:rsid="0100f487" officeooo:paragraph-rsid="02140700" fo:background-color="#dddddd" style:font-weight-asian="normal" style:font-weight-complex="normal"/>
    </style:style>
    <style:style style:name="P9" style:family="paragraph" style:parent-style-name="Standard">
      <style:text-properties fo:language="en" fo:country="US" fo:font-weight="normal" officeooo:rsid="0100f487" officeooo:paragraph-rsid="0211e417" fo:background-color="#dddddd" style:font-weight-asian="normal" style:font-weight-complex="normal"/>
    </style:style>
    <style:style style:name="P10" style:family="paragraph" style:parent-style-name="Standard">
      <style:text-properties fo:language="en" fo:country="US" fo:font-weight="normal" officeooo:rsid="007d3450" officeooo:paragraph-rsid="01bf03fa" fo:background-color="transparent" style:font-weight-asian="normal" style:font-weight-complex="normal"/>
    </style:style>
    <style:style style:name="P11" style:family="paragraph" style:parent-style-name="Standard">
      <style:text-properties fo:language="en" fo:country="US" fo:font-weight="normal" officeooo:rsid="007d3450" officeooo:paragraph-rsid="01eb9d91" fo:background-color="transparent" style:font-weight-asian="normal" style:font-weight-complex="normal"/>
    </style:style>
    <style:style style:name="P12" style:family="paragraph" style:parent-style-name="Standard">
      <style:text-properties fo:language="en" fo:country="US" fo:font-weight="normal" officeooo:rsid="007d3450" officeooo:paragraph-rsid="020bc13d" fo:background-color="transparent" style:font-weight-asian="normal" style:font-weight-complex="normal"/>
    </style:style>
    <style:style style:name="P13" style:family="paragraph" style:parent-style-name="Standard">
      <style:text-properties fo:language="en" fo:country="US" fo:font-weight="normal" officeooo:rsid="01f3db75" officeooo:paragraph-rsid="02083e8d" fo:background-color="transparent" style:font-weight-asian="normal" style:font-weight-complex="normal"/>
    </style:style>
    <style:style style:name="P14" style:family="paragraph" style:parent-style-name="Standard">
      <style:text-properties fo:language="en" fo:country="US" fo:font-weight="normal" officeooo:rsid="01f3db75" officeooo:paragraph-rsid="01f2cf98" fo:background-color="transparent" style:font-weight-asian="normal" style:font-weight-complex="normal"/>
    </style:style>
    <style:style style:name="P15" style:family="paragraph" style:parent-style-name="Standard">
      <style:text-properties fo:language="en" fo:country="US" fo:font-weight="normal" officeooo:rsid="0211fa81" officeooo:paragraph-rsid="0211fa81" fo:background-color="transparent" style:font-weight-asian="normal" style:font-weight-complex="normal"/>
    </style:style>
    <style:style style:name="P16" style:family="paragraph" style:parent-style-name="Standard">
      <style:text-properties fo:language="en" fo:country="US" fo:font-weight="normal" officeooo:rsid="02140700" officeooo:paragraph-rsid="02140700" fo:background-color="transparent" style:font-weight-asian="normal" style:font-weight-complex="normal"/>
    </style:style>
    <style:style style:name="P17" style:family="paragraph" style:parent-style-name="Standard">
      <style:text-properties fo:language="en" fo:country="US" fo:font-weight="normal" officeooo:rsid="0215407a" officeooo:paragraph-rsid="0215407a" fo:background-color="transparent" style:font-weight-asian="normal" style:font-weight-complex="normal"/>
    </style:style>
    <style:style style:name="P18" style:family="paragraph" style:parent-style-name="Standard">
      <style:text-properties fo:language="en" fo:country="US" fo:font-weight="normal" officeooo:rsid="0215e6ec" officeooo:paragraph-rsid="0215e6ec" fo:background-color="transparent" style:font-weight-asian="normal" style:font-weight-complex="normal"/>
    </style:style>
    <style:style style:name="P19" style:family="paragraph" style:parent-style-name="Standard">
      <style:text-properties fo:language="en" fo:country="US" fo:font-weight="normal" officeooo:rsid="00136227" officeooo:paragraph-rsid="020e63f4" style:font-weight-asian="normal" style:font-weight-complex="normal"/>
    </style:style>
    <style:style style:name="P20" style:family="paragraph" style:parent-style-name="Standard">
      <style:text-properties fo:language="en" fo:country="US" officeooo:rsid="001b8640" officeooo:paragraph-rsid="00131f4f"/>
    </style:style>
    <style:style style:name="P21" style:family="paragraph" style:parent-style-name="Standard">
      <style:text-properties fo:language="en" fo:country="US" fo:font-style="normal" fo:font-weight="normal" officeooo:rsid="0100f487" officeooo:paragraph-rsid="0204f0dd" fo:background-color="#dddddd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language="en" fo:country="US" fo:font-style="normal" fo:font-weight="normal" officeooo:rsid="01f935d1" officeooo:paragraph-rsid="0215b228" fo:background-color="#dddddd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language="en" fo:country="US" fo:font-style="normal" fo:font-weight="normal" officeooo:rsid="01f935d1" officeooo:paragraph-rsid="0215e6ec" fo:background-color="#dddddd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language="en" fo:country="US" fo:font-style="normal" fo:font-weight="normal" officeooo:rsid="01f935d1" officeooo:paragraph-rsid="021788d0" fo:background-color="#dddddd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language="en" fo:country="US" fo:font-style="normal" fo:font-weight="normal" officeooo:rsid="021788d0" officeooo:paragraph-rsid="021ceab4" fo:background-color="#dddddd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language="en" fo:country="US" fo:font-style="normal" fo:font-weight="normal" officeooo:rsid="021788d0" officeooo:paragraph-rsid="021fdbc5" fo:background-color="#dddddd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language="en" fo:country="US" fo:font-style="normal" fo:font-weight="normal" officeooo:rsid="021788d0" officeooo:paragraph-rsid="02222b13" fo:background-color="#dddddd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language="en" fo:country="US" fo:font-style="normal" fo:font-weight="normal" officeooo:rsid="01a85102" officeooo:paragraph-rsid="0229702a" fo:background-color="#dddddd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language="en" fo:country="US" fo:font-style="normal" fo:font-weight="normal" officeooo:rsid="01a85102" officeooo:paragraph-rsid="022a9924" fo:background-color="#dddddd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fo:language="en" fo:country="US" fo:font-style="normal" fo:font-weight="normal" officeooo:rsid="02a8b5c3" officeooo:paragraph-rsid="0223a5b3" fo:background-color="transparent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fo:language="en" fo:country="US" officeooo:rsid="021b397f" officeooo:paragraph-rsid="021b397f"/>
    </style:style>
    <style:style style:name="P32" style:family="paragraph" style:parent-style-name="Standard">
      <style:text-properties fo:language="en" fo:country="US" style:text-underline-style="none" fo:font-weight="normal" officeooo:rsid="03a92479" officeooo:paragraph-rsid="022de58c" style:font-weight-asian="normal" style:font-weight-complex="normal"/>
    </style:style>
    <style:style style:name="P33" style:family="paragraph" style:parent-style-name="Standard">
      <style:text-properties fo:language="en" fo:country="US" style:text-underline-style="none" fo:font-weight="normal" officeooo:rsid="001e4eb8" officeooo:paragraph-rsid="02336202" style:font-weight-asian="normal" style:font-weight-complex="normal"/>
    </style:style>
    <style:style style:name="P34" style:family="paragraph" style:parent-style-name="Standard">
      <style:text-properties fo:language="en" fo:country="US" style:text-underline-style="none" fo:font-weight="normal" officeooo:rsid="02359404" officeooo:paragraph-rsid="02371283" style:font-weight-asian="normal" style:font-weight-complex="normal"/>
    </style:style>
    <style:style style:name="P35" style:family="paragraph" style:parent-style-name="Standard">
      <style:text-properties fo:font-size="6pt" fo:language="en" fo:country="US" fo:font-weight="bold" officeooo:rsid="001e4eb8" officeooo:paragraph-rsid="0014818c" style:font-size-asian="6pt" style:font-weight-asian="bold" style:font-size-complex="6pt" style:font-weight-complex="bold"/>
    </style:style>
    <style:style style:name="P36" style:family="paragraph" style:parent-style-name="Standard">
      <style:text-properties fo:font-size="6pt" fo:language="en" fo:country="US" fo:font-weight="bold" officeooo:rsid="001e4eb8" officeooo:paragraph-rsid="01087ab0" style:font-size-asian="6pt" style:font-weight-asian="bold" style:font-size-complex="6pt" style:font-weight-complex="bold"/>
    </style:style>
    <style:style style:name="P37" style:family="paragraph" style:parent-style-name="Standard">
      <style:text-properties fo:font-size="6pt" fo:language="en" fo:country="US" fo:font-weight="bold" officeooo:rsid="00119e79" officeooo:paragraph-rsid="00131f4f" fo:background-color="#ffff00" style:font-size-asian="5.25pt" style:font-weight-asian="bold" style:font-size-complex="6pt" style:font-weight-complex="bold"/>
    </style:style>
    <style:style style:name="P38" style:family="paragraph" style:parent-style-name="Standard">
      <style:text-properties fo:font-size="6pt" fo:language="en" fo:country="US" fo:font-weight="bold" officeooo:rsid="00119e79" officeooo:paragraph-rsid="0211e417" fo:background-color="#ffff00" style:font-size-asian="5.25pt" style:font-weight-asian="bold" style:font-size-complex="6pt" style:font-weight-complex="bold"/>
    </style:style>
    <style:style style:name="P39" style:family="paragraph" style:parent-style-name="Standard">
      <style:text-properties fo:font-size="6pt" fo:language="en" fo:country="US" fo:font-weight="bold" officeooo:rsid="00119e79" officeooo:paragraph-rsid="0215e6ec" fo:background-color="#ffff00" style:font-size-asian="5.25pt" style:font-weight-asian="bold" style:font-size-complex="6pt" style:font-weight-complex="bold"/>
    </style:style>
    <style:style style:name="P40" style:family="paragraph" style:parent-style-name="Standard">
      <style:text-properties fo:font-size="6pt" fo:language="en" fo:country="US" fo:font-weight="normal" officeooo:rsid="003b1ec5" officeooo:paragraph-rsid="01ee5235" style:font-size-asian="6pt" style:font-weight-asian="normal" style:font-size-complex="6pt" style:font-weight-complex="normal"/>
    </style:style>
    <style:style style:name="P41" style:family="paragraph" style:parent-style-name="Standard">
      <style:text-properties fo:font-size="6pt" style:font-size-asian="6pt" style:font-size-complex="6pt"/>
    </style:style>
    <style:style style:name="P42" style:family="paragraph" style:parent-style-name="Standard">
      <style:text-properties fo:font-size="6pt" officeooo:paragraph-rsid="021fdbc5" style:font-size-asian="6pt" style:font-size-complex="6pt"/>
    </style:style>
    <style:style style:name="P43" style:family="paragraph" style:parent-style-name="Standard">
      <style:text-properties officeooo:paragraph-rsid="00ab4647"/>
    </style:style>
    <style:style style:name="P44" style:family="paragraph" style:parent-style-name="Standard">
      <style:text-properties officeooo:paragraph-rsid="00f05b1d"/>
    </style:style>
    <style:style style:name="P45" style:family="paragraph" style:parent-style-name="Standard">
      <style:text-properties officeooo:paragraph-rsid="01087ab0"/>
    </style:style>
    <style:style style:name="P46" style:family="paragraph" style:parent-style-name="Standard">
      <style:text-properties officeooo:paragraph-rsid="00131f4f"/>
    </style:style>
    <style:style style:name="P47" style:family="paragraph" style:parent-style-name="Standard">
      <style:text-properties officeooo:paragraph-rsid="0014818c"/>
    </style:style>
    <style:style style:name="P48" style:family="paragraph" style:parent-style-name="Standard">
      <style:text-properties officeooo:paragraph-rsid="01eb9d91"/>
    </style:style>
    <style:style style:name="P49" style:family="paragraph" style:parent-style-name="Standard">
      <style:text-properties officeooo:paragraph-rsid="01ee5235"/>
    </style:style>
    <style:style style:name="P50" style:family="paragraph" style:parent-style-name="Standard">
      <style:text-properties officeooo:paragraph-rsid="01f12cdd"/>
    </style:style>
    <style:style style:name="P51" style:family="paragraph" style:parent-style-name="Standard">
      <style:text-properties officeooo:paragraph-rsid="01f935d1"/>
    </style:style>
    <style:style style:name="P52" style:family="paragraph" style:parent-style-name="Standard">
      <style:text-properties officeooo:paragraph-rsid="0203aaab"/>
    </style:style>
    <style:style style:name="P53" style:family="paragraph" style:parent-style-name="Standard">
      <style:text-properties officeooo:rsid="0203aaab" officeooo:paragraph-rsid="0203aaab"/>
    </style:style>
    <style:style style:name="P54" style:family="paragraph" style:parent-style-name="Standard">
      <style:text-properties officeooo:rsid="0203aaab" officeooo:paragraph-rsid="0204f0dd"/>
    </style:style>
    <style:style style:name="P55" style:family="paragraph" style:parent-style-name="Standard">
      <style:text-properties officeooo:rsid="0203aaab" officeooo:paragraph-rsid="0224f8c0"/>
    </style:style>
    <style:style style:name="P56" style:family="paragraph" style:parent-style-name="Standard">
      <style:text-properties officeooo:paragraph-rsid="02083e8d"/>
    </style:style>
    <style:style style:name="P57" style:family="paragraph" style:parent-style-name="Standard">
      <style:text-properties style:text-underline-style="none" officeooo:paragraph-rsid="020e63f4"/>
    </style:style>
    <style:style style:name="P58" style:family="paragraph" style:parent-style-name="Standard">
      <style:text-properties style:text-underline-style="none" officeooo:rsid="02324b29" officeooo:paragraph-rsid="02324b29"/>
    </style:style>
    <style:style style:name="P59" style:family="paragraph" style:parent-style-name="Standard">
      <style:text-properties style:text-underline-style="none" officeooo:rsid="02324b29" officeooo:paragraph-rsid="02342af5"/>
    </style:style>
    <style:style style:name="P60" style:family="paragraph" style:parent-style-name="Standard">
      <style:text-properties style:text-underline-style="none" officeooo:rsid="02336202" officeooo:paragraph-rsid="02336202"/>
    </style:style>
    <style:style style:name="P61" style:family="paragraph" style:parent-style-name="Standard">
      <style:text-properties style:text-underline-style="none" officeooo:rsid="02342af5" officeooo:paragraph-rsid="02342af5"/>
    </style:style>
    <style:style style:name="P62" style:family="paragraph" style:parent-style-name="Standard">
      <style:text-properties style:text-underline-style="none" officeooo:rsid="02388c15" officeooo:paragraph-rsid="02388c15"/>
    </style:style>
    <style:style style:name="P63" style:family="paragraph" style:parent-style-name="Standard">
      <style:text-properties style:use-window-font-color="true" loext:opacity="0%" fo:font-size="6pt" fo:language="en" fo:country="US" style:text-underline-style="none" fo:font-weight="normal" officeooo:rsid="003b1ec5" officeooo:paragraph-rsid="00131f4f" style:font-size-asian="6pt" style:font-weight-asian="normal" style:font-size-complex="6pt" style:font-weight-complex="normal"/>
    </style:style>
    <style:style style:name="P64" style:family="paragraph" style:parent-style-name="Standard">
      <style:text-properties officeooo:paragraph-rsid="0211e417"/>
    </style:style>
    <style:style style:name="P65" style:family="paragraph" style:parent-style-name="Standard">
      <style:text-properties officeooo:paragraph-rsid="0211fa81"/>
    </style:style>
    <style:style style:name="P66" style:family="paragraph" style:parent-style-name="Standard">
      <style:text-properties officeooo:paragraph-rsid="020bc13d"/>
    </style:style>
    <style:style style:name="P67" style:family="paragraph" style:parent-style-name="Standard">
      <style:text-properties officeooo:paragraph-rsid="0215b228"/>
    </style:style>
    <style:style style:name="P68" style:family="paragraph" style:parent-style-name="Standard">
      <style:text-properties officeooo:rsid="0215bfc7" officeooo:paragraph-rsid="0215e6ec"/>
    </style:style>
    <style:style style:name="P69" style:family="paragraph" style:parent-style-name="Standard">
      <style:text-properties officeooo:paragraph-rsid="0215bfc7"/>
    </style:style>
    <style:style style:name="P70" style:family="paragraph" style:parent-style-name="Standard">
      <style:text-properties officeooo:paragraph-rsid="0215e6ec"/>
    </style:style>
    <style:style style:name="P71" style:family="paragraph" style:parent-style-name="Standard">
      <style:text-properties officeooo:paragraph-rsid="021788d0"/>
    </style:style>
    <style:style style:name="P72" style:family="paragraph" style:parent-style-name="Standard">
      <style:text-properties officeooo:paragraph-rsid="0219f354"/>
    </style:style>
    <style:style style:name="P73" style:family="paragraph" style:parent-style-name="Standard">
      <style:text-properties officeooo:paragraph-rsid="021b397f"/>
    </style:style>
    <style:style style:name="P74" style:family="paragraph" style:parent-style-name="Standard">
      <style:text-properties officeooo:paragraph-rsid="021ceab4"/>
    </style:style>
    <style:style style:name="P75" style:family="paragraph" style:parent-style-name="Standard">
      <style:text-properties officeooo:paragraph-rsid="021ee5a0"/>
    </style:style>
    <style:style style:name="P76" style:family="paragraph" style:parent-style-name="Standard">
      <style:text-properties officeooo:paragraph-rsid="021fdbc5"/>
    </style:style>
    <style:style style:name="P77" style:family="paragraph" style:parent-style-name="Standard">
      <style:text-properties officeooo:rsid="02222b13" officeooo:paragraph-rsid="02222b13"/>
    </style:style>
    <style:style style:name="P78" style:family="paragraph" style:parent-style-name="Standard">
      <style:text-properties officeooo:rsid="02222b13" officeooo:paragraph-rsid="022622aa"/>
    </style:style>
    <style:style style:name="P79" style:family="paragraph" style:parent-style-name="Standard">
      <style:text-properties officeooo:paragraph-rsid="0223a5b3"/>
    </style:style>
    <style:style style:name="P80" style:family="paragraph" style:parent-style-name="Standard">
      <style:text-properties style:text-position="0% 100%" fo:language="en" fo:country="US" fo:font-style="normal" fo:font-weight="normal" officeooo:rsid="01b8d2d5" officeooo:paragraph-rsid="02286e8e" fo:background-color="#dddddd" style:font-style-asian="normal" style:font-weight-asian="normal" style:font-style-complex="normal" style:font-weight-complex="normal"/>
    </style:style>
    <style:style style:name="P81" style:family="paragraph" style:parent-style-name="Standard">
      <style:text-properties style:text-position="0% 100%" fo:language="en" fo:country="US" fo:font-style="normal" fo:font-weight="normal" officeooo:rsid="02286e8e" officeooo:paragraph-rsid="02286e8e" fo:background-color="#dddddd" style:font-style-asian="normal" style:font-weight-asian="normal" style:font-style-complex="normal" style:font-weight-complex="normal"/>
    </style:style>
    <style:style style:name="P82" style:family="paragraph" style:parent-style-name="Standard">
      <style:text-properties style:text-position="0% 100%" fo:language="en" fo:country="US" fo:font-style="normal" fo:font-weight="normal" officeooo:rsid="022ba8f9" officeooo:paragraph-rsid="022ba8f9" fo:background-color="#dddddd" style:font-style-asian="normal" style:font-weight-asian="normal" style:font-style-complex="normal" style:font-weight-complex="normal"/>
    </style:style>
    <style:style style:name="P83" style:family="paragraph" style:parent-style-name="Standard">
      <style:text-properties style:text-position="0% 100%" fo:language="en" fo:country="US" fo:font-style="normal" fo:font-weight="normal" officeooo:rsid="022c140f" officeooo:paragraph-rsid="022c140f" fo:background-color="#dddddd" style:font-style-asian="normal" style:font-weight-asian="normal" style:font-style-complex="normal" style:font-weight-complex="normal"/>
    </style:style>
    <style:style style:name="P84" style:family="paragraph" style:parent-style-name="Standard">
      <style:text-properties style:text-position="0% 100%" fo:language="en" fo:country="US" fo:font-style="normal" fo:font-weight="normal" officeooo:rsid="022c140f" officeooo:paragraph-rsid="022de58c" fo:background-color="#dddddd" style:font-style-asian="normal" style:font-weight-asian="normal" style:font-style-complex="normal" style:font-weight-complex="normal"/>
    </style:style>
    <style:style style:name="P85" style:family="paragraph" style:parent-style-name="Standard">
      <style:text-properties style:text-position="0% 100%" fo:language="en" fo:country="US" fo:font-style="normal" fo:font-weight="normal" officeooo:rsid="022c140f" officeooo:paragraph-rsid="02398d2c" fo:background-color="#dddddd" style:font-style-asian="normal" style:font-weight-asian="normal" style:font-style-complex="normal" style:font-weight-complex="normal"/>
    </style:style>
    <style:style style:name="P86" style:family="paragraph" style:parent-style-name="Standard">
      <style:text-properties style:text-position="0% 100%" fo:language="en" fo:country="US" fo:font-style="normal" style:text-underline-style="none" fo:font-weight="normal" officeooo:rsid="022a9924" officeooo:paragraph-rsid="022ba8f9" fo:background-color="#dddddd" style:font-style-asian="normal" style:font-weight-asian="normal" style:font-style-complex="normal" style:font-weight-complex="normal"/>
    </style:style>
    <style:style style:name="P87" style:family="paragraph" style:parent-style-name="Standard">
      <style:text-properties style:text-position="0% 100%" fo:language="en" fo:country="US" fo:font-style="normal" style:text-underline-style="none" fo:font-weight="normal" officeooo:rsid="022a9924" officeooo:paragraph-rsid="02336202" fo:background-color="#dddddd" style:font-style-asian="normal" style:font-weight-asian="normal" style:font-style-complex="normal" style:font-weight-complex="normal"/>
    </style:style>
    <style:style style:name="P88" style:family="paragraph" style:parent-style-name="Standard">
      <style:text-properties style:text-position="0% 100%" fo:language="en" fo:country="US" fo:font-style="normal" style:text-underline-style="none" fo:font-weight="normal" officeooo:rsid="022a9924" officeooo:paragraph-rsid="02371283" fo:background-color="#dddddd" style:font-style-asian="normal" style:font-weight-asian="normal" style:font-style-complex="normal" style:font-weight-complex="normal"/>
    </style:style>
    <style:style style:name="P89" style:family="paragraph" style:parent-style-name="Standard">
      <style:text-properties style:text-position="0% 100%" fo:language="en" fo:country="US" fo:font-style="normal" style:text-underline-style="none" fo:font-weight="normal" officeooo:rsid="01a85102" officeooo:paragraph-rsid="022a9924" fo:background-color="#dddddd" style:font-style-asian="normal" style:font-weight-asian="normal" style:font-style-complex="normal" style:font-weight-complex="normal"/>
    </style:style>
    <style:style style:name="P90" style:family="paragraph" style:parent-style-name="Standard">
      <style:text-properties style:text-position="0% 100%" fo:language="en" fo:country="US" fo:font-style="normal" style:text-underline-style="none" fo:font-weight="normal" officeooo:rsid="02286e8e" officeooo:paragraph-rsid="02286e8e" fo:background-color="transparent" style:font-style-asian="normal" style:font-weight-asian="normal" style:font-style-complex="normal" style:font-weight-complex="normal"/>
    </style:style>
    <style:style style:name="P91" style:family="paragraph" style:parent-style-name="Standard">
      <style:text-properties style:text-position="0% 100%" fo:language="en" fo:country="US" fo:font-style="normal" style:text-underline-style="none" fo:font-weight="normal" officeooo:rsid="022ba8f9" officeooo:paragraph-rsid="022ba8f9" fo:background-color="transparent" style:font-style-asian="normal" style:font-weight-asian="normal" style:font-style-complex="normal" style:font-weight-complex="normal"/>
    </style:style>
    <style:style style:name="P92" style:family="paragraph" style:parent-style-name="Standard">
      <style:text-properties style:text-position="0% 100%" fo:language="en" fo:country="US" fo:font-style="normal" style:text-underline-style="none" fo:font-weight="normal" officeooo:rsid="022622aa" officeooo:paragraph-rsid="022c140f" fo:background-color="transparent" style:font-style-asian="normal" style:font-weight-asian="normal" style:font-style-complex="normal" style:font-weight-complex="normal"/>
    </style:style>
    <style:style style:name="P93" style:family="paragraph" style:parent-style-name="Standard">
      <style:text-properties style:text-position="0% 100%" fo:language="en" fo:country="US" fo:font-style="normal" style:text-underline-style="none" fo:font-weight="normal" officeooo:rsid="022622aa" officeooo:paragraph-rsid="022622aa" fo:background-color="transparent" style:font-style-asian="normal" style:font-weight-asian="normal" style:font-style-complex="normal" style:font-weight-complex="normal"/>
    </style:style>
    <style:style style:name="P94" style:family="paragraph" style:parent-style-name="Standard">
      <style:text-properties officeooo:paragraph-rsid="0224f8c0"/>
    </style:style>
    <style:style style:name="P95" style:family="paragraph" style:parent-style-name="Standard">
      <style:text-properties officeooo:paragraph-rsid="022a9924"/>
    </style:style>
    <style:style style:name="P96" style:family="paragraph" style:parent-style-name="Standard">
      <style:text-properties officeooo:paragraph-rsid="022de58c"/>
    </style:style>
    <style:style style:name="P97" style:family="paragraph" style:parent-style-name="Standard">
      <style:text-properties officeooo:paragraph-rsid="02336202"/>
    </style:style>
    <style:style style:name="P98" style:family="paragraph" style:parent-style-name="Standard">
      <style:text-properties officeooo:rsid="02336202" officeooo:paragraph-rsid="02336202"/>
    </style:style>
    <style:style style:name="P99" style:family="paragraph" style:parent-style-name="Standard">
      <style:text-properties officeooo:paragraph-rsid="02342af5"/>
    </style:style>
    <style:style style:name="P100" style:family="paragraph" style:parent-style-name="Standard">
      <style:text-properties officeooo:paragraph-rsid="02371283"/>
    </style:style>
    <style:style style:name="P101" style:family="paragraph" style:parent-style-name="Standard">
      <style:text-properties officeooo:paragraph-rsid="02388c15"/>
    </style:style>
    <style:style style:name="P102" style:family="paragraph" style:parent-style-name="Standard">
      <style:text-properties officeooo:paragraph-rsid="023b71f2"/>
    </style:style>
    <style:style style:name="P103" style:family="paragraph" style:parent-style-name="Standard">
      <style:text-properties officeooo:paragraph-rsid="022eede4"/>
    </style:style>
    <style:style style:name="P104" style:family="paragraph" style:parent-style-name="Standard">
      <style:text-properties officeooo:paragraph-rsid="02398d2c"/>
    </style:style>
    <style:style style:name="P105" style:family="paragraph" style:parent-style-name="Standard">
      <style:paragraph-properties fo:text-align="justify" style:justify-single-word="false" fo:break-before="page"/>
      <style:text-properties fo:color="#999999" loext:opacity="100%" fo:language="en" fo:country="US" fo:font-weight="bold" officeooo:rsid="0032f19b" officeooo:paragraph-rsid="00131f4f" fo:background-color="transparent" style:font-weight-asian="bold" style:font-weight-complex="bold"/>
    </style:style>
    <style:style style:name="T1" style:family="text">
      <style:text-properties officeooo:rsid="0043d0f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215bfc7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bold" officeooo:rsid="007d3450" fo:background-color="#fff200" loext:char-shading-value="0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215bfc7" style:font-style-asian="italic" style:font-weight-asian="bold" style:font-style-complex="italic" style:font-weight-complex="bold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215bfc7" style:font-style-asian="italic" style:font-weight-asian="normal" style:font-style-complex="italic" style:font-weight-complex="normal"/>
    </style:style>
    <style:style style:name="T10" style:family="text">
      <style:text-properties fo:language="en" fo:country="US" fo:font-weight="normal" fo:background-color="transparent" loext:char-shading-value="0" style:font-weight-asian="normal" style:font-weight-complex="normal"/>
    </style:style>
    <style:style style:name="T11" style:family="text">
      <style:text-properties fo:language="en" fo:country="US" fo:font-weight="normal" officeooo:rsid="007d3450" fo:background-color="transparent" loext:char-shading-value="0" style:font-weight-asian="normal" style:font-weight-complex="normal"/>
    </style:style>
    <style:style style:name="T12" style:family="text">
      <style:text-properties fo:language="en" fo:country="US" fo:font-weight="normal" officeooo:rsid="00d88c8c" fo:background-color="transparent" loext:char-shading-value="0" style:font-weight-asian="normal" style:font-weight-complex="normal"/>
    </style:style>
    <style:style style:name="T13" style:family="text">
      <style:text-properties fo:language="en" fo:country="US" fo:font-weight="normal" officeooo:rsid="021c4c1c" fo:background-color="transparent" loext:char-shading-value="0" style:font-weight-asian="normal" style:font-weight-complex="normal"/>
    </style:style>
    <style:style style:name="T14" style:family="text">
      <style:text-properties fo:language="en" fo:country="US" fo:font-weight="normal" officeooo:rsid="01efd9d6" fo:background-color="transparent" loext:char-shading-value="0" style:font-weight-asian="normal" style:font-weight-complex="normal"/>
    </style:style>
    <style:style style:name="T15" style:family="text">
      <style:text-properties fo:language="en" fo:country="US" fo:font-weight="normal" officeooo:rsid="01f12cdd" fo:background-color="transparent" loext:char-shading-value="0" style:font-weight-asian="normal" style:font-weight-complex="normal"/>
    </style:style>
    <style:style style:name="T16" style:family="text">
      <style:text-properties fo:language="en" fo:country="US" fo:font-weight="normal" officeooo:rsid="01f3db75" fo:background-color="transparent" loext:char-shading-value="0" style:font-weight-asian="normal" style:font-weight-complex="normal"/>
    </style:style>
    <style:style style:name="T17" style:family="text">
      <style:text-properties fo:language="en" fo:country="US" fo:font-weight="normal" officeooo:rsid="01f79114" fo:background-color="transparent" loext:char-shading-value="0" style:font-weight-asian="normal" style:font-weight-complex="normal"/>
    </style:style>
    <style:style style:name="T18" style:family="text">
      <style:text-properties fo:language="en" fo:country="US" fo:font-weight="normal" officeooo:rsid="02023d0d" fo:background-color="transparent" loext:char-shading-value="0" style:font-weight-asian="normal" style:font-weight-complex="normal"/>
    </style:style>
    <style:style style:name="T19" style:family="text">
      <style:text-properties fo:language="en" fo:country="US" fo:font-weight="normal" officeooo:rsid="0203aaab" fo:background-color="transparent" loext:char-shading-value="0" style:font-weight-asian="normal" style:font-weight-complex="normal"/>
    </style:style>
    <style:style style:name="T20" style:family="text">
      <style:text-properties fo:language="en" fo:country="US" fo:font-weight="normal" officeooo:rsid="0204f0dd" fo:background-color="transparent" loext:char-shading-value="0" style:font-weight-asian="normal" style:font-weight-complex="normal"/>
    </style:style>
    <style:style style:name="T21" style:family="text">
      <style:text-properties fo:language="en" fo:country="US" fo:font-weight="normal" officeooo:rsid="02083e8d" fo:background-color="transparent" loext:char-shading-value="0" style:font-weight-asian="normal" style:font-weight-complex="normal"/>
    </style:style>
    <style:style style:name="T22" style:family="text">
      <style:text-properties fo:language="en" fo:country="US" fo:font-weight="normal" officeooo:rsid="020f38c7" fo:background-color="transparent" loext:char-shading-value="0" style:font-weight-asian="normal" style:font-weight-complex="normal"/>
    </style:style>
    <style:style style:name="T23" style:family="text">
      <style:text-properties fo:language="en" fo:country="US" fo:font-weight="normal" officeooo:rsid="02102ce6" fo:background-color="transparent" loext:char-shading-value="0" style:font-weight-asian="normal" style:font-weight-complex="normal"/>
    </style:style>
    <style:style style:name="T24" style:family="text">
      <style:text-properties fo:language="en" fo:country="US" fo:font-weight="normal" officeooo:rsid="0210f4ef" fo:background-color="transparent" loext:char-shading-value="0" style:font-weight-asian="normal" style:font-weight-complex="normal"/>
    </style:style>
    <style:style style:name="T25" style:family="text">
      <style:text-properties fo:language="en" fo:country="US" fo:font-weight="normal" officeooo:rsid="0211fa81" fo:background-color="transparent" loext:char-shading-value="0" style:font-weight-asian="normal" style:font-weight-complex="normal"/>
    </style:style>
    <style:style style:name="T26" style:family="text">
      <style:text-properties fo:language="en" fo:country="US" fo:font-weight="normal" officeooo:rsid="02121909" fo:background-color="transparent" loext:char-shading-value="0" style:font-weight-asian="normal" style:font-weight-complex="normal"/>
    </style:style>
    <style:style style:name="T27" style:family="text">
      <style:text-properties fo:language="en" fo:country="US" fo:font-weight="normal" officeooo:rsid="0215407a" fo:background-color="transparent" loext:char-shading-value="0" style:font-weight-asian="normal" style:font-weight-complex="normal"/>
    </style:style>
    <style:style style:name="T28" style:family="text">
      <style:text-properties fo:language="en" fo:country="US" fo:font-weight="normal" officeooo:rsid="0215b228" fo:background-color="transparent" loext:char-shading-value="0" style:font-weight-asian="normal" style:font-weight-complex="normal"/>
    </style:style>
    <style:style style:name="T29" style:family="text">
      <style:text-properties fo:language="en" fo:country="US" fo:font-weight="normal" officeooo:rsid="0215e6ec" fo:background-color="transparent" loext:char-shading-value="0" style:font-weight-asian="normal" style:font-weight-complex="normal"/>
    </style:style>
    <style:style style:name="T30" style:family="text">
      <style:text-properties fo:language="en" fo:country="US" fo:font-weight="normal" officeooo:rsid="021788d0" fo:background-color="transparent" loext:char-shading-value="0" style:font-weight-asian="normal" style:font-weight-complex="normal"/>
    </style:style>
    <style:style style:name="T31" style:family="text">
      <style:text-properties fo:language="en" fo:country="US" fo:font-weight="normal" officeooo:rsid="02183fdf" fo:background-color="transparent" loext:char-shading-value="0" style:font-weight-asian="normal" style:font-weight-complex="normal"/>
    </style:style>
    <style:style style:name="T32" style:family="text">
      <style:text-properties fo:language="en" fo:country="US" fo:font-weight="normal" officeooo:rsid="0219f354" fo:background-color="transparent" loext:char-shading-value="0" style:font-weight-asian="normal" style:font-weight-complex="normal"/>
    </style:style>
    <style:style style:name="T33" style:family="text">
      <style:text-properties fo:language="en" fo:country="US" fo:font-weight="normal" officeooo:rsid="020be5ae" fo:background-color="transparent" loext:char-shading-value="0" style:font-weight-asian="normal" style:font-weight-complex="normal"/>
    </style:style>
    <style:style style:name="T34" style:family="text">
      <style:text-properties fo:language="en" fo:country="US" fo:font-weight="normal" officeooo:rsid="0223a5b3" fo:background-color="transparent" loext:char-shading-value="0" style:font-weight-asian="normal" style:font-weight-complex="normal"/>
    </style:style>
    <style:style style:name="T35" style:family="text">
      <style:text-properties fo:language="en" fo:country="US" fo:font-weight="normal" officeooo:rsid="0224f8c0" fo:background-color="transparent" loext:char-shading-value="0" style:font-weight-asian="normal" style:font-weight-complex="normal"/>
    </style:style>
    <style:style style:name="T36" style:family="text">
      <style:text-properties fo:language="en" fo:country="US" fo:font-weight="normal" officeooo:rsid="023b71f2" fo:background-color="transparent" loext:char-shading-value="0" style:font-weight-asian="normal" style:font-weight-complex="normal"/>
    </style:style>
    <style:style style:name="T37" style:family="text">
      <style:text-properties fo:language="en" fo:country="US" fo:font-weight="normal" officeooo:rsid="023cf162" fo:background-color="transparent" loext:char-shading-value="0" style:font-weight-asian="normal" style:font-weight-complex="normal"/>
    </style:style>
    <style:style style:name="T38" style:family="text">
      <style:text-properties fo:language="en" fo:country="US" fo:font-weight="normal" style:font-weight-asian="normal" style:font-weight-complex="normal"/>
    </style:style>
    <style:style style:name="T39" style:family="text">
      <style:text-properties fo:language="en" fo:country="US" fo:font-weight="normal" officeooo:rsid="0032ee51" style:font-weight-asian="normal" style:font-weight-complex="normal"/>
    </style:style>
    <style:style style:name="T40" style:family="text">
      <style:text-properties fo:language="en" fo:country="US" fo:font-weight="normal" officeooo:rsid="00d88c8c" style:font-weight-asian="normal" style:font-weight-complex="normal"/>
    </style:style>
    <style:style style:name="T41" style:family="text">
      <style:text-properties fo:language="en" fo:country="US" fo:font-weight="normal" officeooo:rsid="03a92479" style:font-weight-asian="normal" style:font-weight-complex="normal"/>
    </style:style>
    <style:style style:name="T42" style:family="text">
      <style:text-properties fo:language="en" fo:country="US" fo:font-weight="normal" officeooo:rsid="001e4eb8" style:font-weight-asian="normal" style:font-weight-complex="normal"/>
    </style:style>
    <style:style style:name="T43" style:family="text">
      <style:text-properties fo:language="en" fo:country="US" fo:font-weight="normal" officeooo:rsid="02342af5" style:font-weight-asian="normal" style:font-weight-complex="normal"/>
    </style:style>
    <style:style style:name="T44" style:family="text">
      <style:text-properties fo:language="en" fo:country="US" fo:font-weight="normal" officeooo:rsid="0239250f" style:font-weight-asian="normal" style:font-weight-complex="normal"/>
    </style:style>
    <style:style style:name="T45" style:family="text">
      <style:text-properties fo:language="en" fo:country="US" fo:font-weight="normal" officeooo:rsid="0100f487" fo:background-color="#dddddd" loext:char-shading-value="0" style:font-weight-asian="normal" style:font-weight-complex="normal"/>
    </style:style>
    <style:style style:name="T46" style:family="text">
      <style:text-properties fo:language="en" fo:country="US" fo:font-weight="normal" officeooo:rsid="00357d7d" fo:background-color="#dddddd" loext:char-shading-value="0" style:font-weight-asian="normal" style:font-weight-complex="normal"/>
    </style:style>
    <style:style style:name="T47" style:family="text">
      <style:text-properties fo:language="en" fo:country="US" fo:font-weight="normal" officeooo:rsid="0014eac0" fo:background-color="#dddddd" loext:char-shading-value="0" style:font-weight-asian="normal" style:font-weight-complex="normal"/>
    </style:style>
    <style:style style:name="T48" style:family="text">
      <style:text-properties fo:language="en" fo:country="US" fo:font-weight="normal" officeooo:rsid="00a176b7" fo:background-color="#dddddd" loext:char-shading-value="0" style:font-weight-asian="normal" style:font-weight-complex="normal"/>
    </style:style>
    <style:style style:name="T49" style:family="text">
      <style:text-properties fo:language="en" fo:country="US" fo:font-weight="normal" officeooo:rsid="01f79114" fo:background-color="#dddddd" loext:char-shading-value="0" style:font-weight-asian="normal" style:font-weight-complex="normal"/>
    </style:style>
    <style:style style:name="T50" style:family="text">
      <style:text-properties fo:language="en" fo:country="US" fo:font-weight="normal" officeooo:rsid="01f935d1" fo:background-color="#dddddd" loext:char-shading-value="0" style:font-weight-asian="normal" style:font-weight-complex="normal"/>
    </style:style>
    <style:style style:name="T51" style:family="text">
      <style:text-properties fo:language="en" fo:country="US" fo:font-weight="normal" officeooo:rsid="0201fc00" fo:background-color="#dddddd" loext:char-shading-value="0" style:font-weight-asian="normal" style:font-weight-complex="normal"/>
    </style:style>
    <style:style style:name="T52" style:family="text">
      <style:text-properties fo:language="en" fo:country="US" fo:font-weight="normal" officeooo:rsid="01f6d6da" fo:background-color="#dddddd" loext:char-shading-value="0" style:font-weight-asian="normal" style:font-weight-complex="normal"/>
    </style:style>
    <style:style style:name="T53" style:family="text">
      <style:text-properties fo:language="en" fo:country="US" fo:font-weight="normal" officeooo:rsid="0224f8c0" fo:background-color="#dddddd" loext:char-shading-value="0" style:font-weight-asian="normal" style:font-weight-complex="normal"/>
    </style:style>
    <style:style style:name="T54" style:family="text">
      <style:text-properties fo:language="en" fo:country="US" fo:font-weight="normal" officeooo:rsid="023b71f2" fo:background-color="#dddddd" loext:char-shading-value="0" style:font-weight-asian="normal" style:font-weight-complex="normal"/>
    </style:style>
    <style:style style:name="T55" style:family="text">
      <style:text-properties fo:language="en" fo:country="US" fo:font-style="italic" fo:font-weight="bold" officeooo:rsid="007d3450" fo:background-color="#fff200" loext:char-shading-value="0" style:font-style-asian="italic" style:font-weight-asian="bold" style:font-style-complex="italic" style:font-weight-complex="bold"/>
    </style:style>
    <style:style style:name="T56" style:family="text">
      <style:text-properties fo:language="en" fo:country="US" fo:font-style="italic" fo:font-weight="bold" officeooo:rsid="0215e6ec" fo:background-color="#fff200" loext:char-shading-value="0" style:font-style-asian="italic" style:font-weight-asian="bold" style:font-style-complex="italic" style:font-weight-complex="bold"/>
    </style:style>
    <style:style style:name="T57" style:family="text">
      <style:text-properties fo:language="en" fo:country="US" fo:font-style="italic" fo:font-weight="bold" officeooo:rsid="0203aaab" fo:background-color="transparent" loext:char-shading-value="0" style:font-style-asian="italic" style:font-weight-asian="bold" style:font-style-complex="italic" style:font-weight-complex="bold"/>
    </style:style>
    <style:style style:name="T58" style:family="text">
      <style:text-properties fo:language="en" fo:country="US" fo:font-style="italic" fo:font-weight="bold" officeooo:rsid="0204f0dd" fo:background-color="transparent" loext:char-shading-value="0" style:font-style-asian="italic" style:font-weight-asian="bold" style:font-style-complex="italic" style:font-weight-complex="bold"/>
    </style:style>
    <style:style style:name="T59" style:family="text">
      <style:text-properties fo:language="en" fo:country="US" fo:font-style="italic" fo:font-weight="bold" officeooo:rsid="02083e8d" fo:background-color="transparent" loext:char-shading-value="0" style:font-style-asian="italic" style:font-weight-asian="bold" style:font-style-complex="italic" style:font-weight-complex="bold"/>
    </style:style>
    <style:style style:name="T60" style:family="text">
      <style:text-properties fo:language="en" fo:country="US" fo:font-style="italic" fo:font-weight="bold" officeooo:rsid="0215bfc7" fo:background-color="transparent" loext:char-shading-value="0" style:font-style-asian="italic" style:font-weight-asian="bold" style:font-style-complex="italic" style:font-weight-complex="bold"/>
    </style:style>
    <style:style style:name="T61" style:family="text">
      <style:text-properties fo:language="en" fo:country="US" fo:font-style="italic" fo:font-weight="bold" officeooo:rsid="03a3f195" fo:background-color="transparent" loext:char-shading-value="0" style:font-style-asian="italic" style:font-weight-asian="bold" style:font-style-complex="italic" style:font-weight-complex="bold"/>
    </style:style>
    <style:style style:name="T62" style:family="text">
      <style:text-properties fo:language="en" fo:country="US" fo:font-style="italic" fo:font-weight="bold" officeooo:rsid="021b397f" fo:background-color="transparent" loext:char-shading-value="0" style:font-style-asian="italic" style:font-weight-asian="bold" style:font-style-complex="italic" style:font-weight-complex="bold"/>
    </style:style>
    <style:style style:name="T63" style:family="text">
      <style:text-properties fo:language="en" fo:country="US" fo:font-style="italic" fo:font-weight="bold" officeooo:rsid="0223a5b3" fo:background-color="transparent" loext:char-shading-value="0" style:font-style-asian="italic" style:font-weight-asian="bold" style:font-style-complex="italic" style:font-weight-complex="bold"/>
    </style:style>
    <style:style style:name="T64" style:family="text">
      <style:text-properties fo:language="en" fo:country="US" fo:font-style="italic" fo:font-weight="bold" officeooo:rsid="023cf162" fo:background-color="transparent" loext:char-shading-value="0" style:font-style-asian="italic" style:font-weight-asian="bold" style:font-style-complex="italic" style:font-weight-complex="bold"/>
    </style:style>
    <style:style style:name="T65" style:family="text">
      <style:text-properties fo:language="en" fo:country="US" fo:font-style="italic" fo:font-weight="bold" officeooo:rsid="0100f487" fo:background-color="#dddddd" loext:char-shading-value="0" style:font-style-asian="italic" style:font-weight-asian="bold" style:font-style-complex="italic" style:font-weight-complex="bold"/>
    </style:style>
    <style:style style:name="T66" style:family="text">
      <style:text-properties fo:language="en" fo:country="US" fo:font-style="italic" fo:font-weight="normal" officeooo:rsid="0100f487" fo:background-color="#dddddd" loext:char-shading-value="0" style:font-style-asian="italic" style:font-weight-asian="normal" style:font-style-complex="italic" style:font-weight-complex="normal"/>
    </style:style>
    <style:style style:name="T67" style:family="text">
      <style:text-properties fo:language="en" fo:country="US" fo:font-style="italic" fo:font-weight="normal" officeooo:rsid="0203aaab" fo:background-color="#dddddd" loext:char-shading-value="0" style:font-style-asian="italic" style:font-weight-asian="normal" style:font-style-complex="italic" style:font-weight-complex="normal"/>
    </style:style>
    <style:style style:name="T68" style:family="text">
      <style:text-properties fo:language="en" fo:country="US" fo:font-style="italic" fo:font-weight="normal" officeooo:rsid="021788d0" fo:background-color="#dddddd" loext:char-shading-value="0" style:font-style-asian="italic" style:font-weight-asian="normal" style:font-style-complex="italic" style:font-weight-complex="normal"/>
    </style:style>
    <style:style style:name="T69" style:family="text">
      <style:text-properties fo:language="en" fo:country="US"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70" style:family="text">
      <style:text-properties fo:language="en" fo:country="US" fo:font-style="italic" fo:font-weight="normal" officeooo:rsid="0215bfc7" fo:background-color="transparent" loext:char-shading-value="0" style:font-style-asian="italic" style:font-weight-asian="normal" style:font-style-complex="italic" style:font-weight-complex="normal"/>
    </style:style>
    <style:style style:name="T71" style:family="text">
      <style:text-properties fo:language="en" fo:country="US" fo:font-style="italic" fo:font-weight="normal" officeooo:rsid="0215e6ec" fo:background-color="transparent" loext:char-shading-value="0" style:font-style-asian="italic" style:font-weight-asian="normal" style:font-style-complex="italic" style:font-weight-complex="normal"/>
    </style:style>
    <style:style style:name="T72" style:family="text">
      <style:text-properties fo:language="en" fo:country="US" fo:font-style="italic" fo:font-weight="normal" officeooo:rsid="03a3f195" fo:background-color="transparent" loext:char-shading-value="0" style:font-style-asian="italic" style:font-weight-asian="normal" style:font-style-complex="italic" style:font-weight-complex="normal"/>
    </style:style>
    <style:style style:name="T73" style:family="text">
      <style:text-properties fo:language="en" fo:country="US" fo:font-style="italic" fo:font-weight="normal" officeooo:rsid="0215e6ec" fo:background-color="#fff200" loext:char-shading-value="0" style:font-style-asian="italic" style:font-weight-asian="normal" style:font-style-complex="italic" style:font-weight-complex="normal"/>
    </style:style>
    <style:style style:name="T74" style:family="text">
      <style:text-properties fo:language="en" fo:country="US" fo:font-style="italic" fo:font-weight="normal" officeooo:rsid="007d3450" fo:background-color="#fff200" loext:char-shading-value="0" style:font-style-asian="italic" style:font-weight-asian="normal" style:font-style-complex="italic" style:font-weight-complex="normal"/>
    </style:style>
    <style:style style:name="T75" style:family="text">
      <style:text-properties fo:language="en" fo:country="US" fo:font-style="normal" fo:font-weight="normal" officeooo:rsid="01f935d1" fo:background-color="#dddddd" loext:char-shading-value="0" style:font-style-asian="normal" style:font-weight-asian="normal" style:font-style-complex="normal" style:font-weight-complex="normal"/>
    </style:style>
    <style:style style:name="T76" style:family="text">
      <style:text-properties fo:language="en" fo:country="US" fo:font-style="normal" fo:font-weight="normal" officeooo:rsid="021788d0" fo:background-color="#dddddd" loext:char-shading-value="0" style:font-style-asian="normal" style:font-weight-asian="normal" style:font-style-complex="normal" style:font-weight-complex="normal"/>
    </style:style>
    <style:style style:name="T77" style:family="text">
      <style:text-properties fo:language="en" fo:country="US" fo:font-style="normal" fo:font-weight="normal" officeooo:rsid="021ee5a0" fo:background-color="#dddddd" loext:char-shading-value="0" style:font-style-asian="normal" style:font-weight-asian="normal" style:font-style-complex="normal" style:font-weight-complex="normal"/>
    </style:style>
    <style:style style:name="T78" style:family="text">
      <style:text-properties fo:language="en" fo:country="US" fo:font-style="normal" fo:font-weight="normal" officeooo:rsid="021fdbc5" fo:background-color="#dddddd" loext:char-shading-value="0" style:font-style-asian="normal" style:font-weight-asian="normal" style:font-style-complex="normal" style:font-weight-complex="normal"/>
    </style:style>
    <style:style style:name="T79" style:family="text">
      <style:text-properties fo:language="en" fo:country="US" fo:font-style="normal" fo:font-weight="normal" officeooo:rsid="01a1af40" fo:background-color="#dddddd" loext:char-shading-value="0" style:font-style-asian="normal" style:font-weight-asian="normal" style:font-style-complex="normal" style:font-weight-complex="normal"/>
    </style:style>
    <style:style style:name="T80" style:family="text">
      <style:text-properties fo:language="en" fo:country="US" fo:font-style="normal" fo:font-weight="normal" officeooo:rsid="0224f8c0" fo:background-color="#dddddd" loext:char-shading-value="0" style:font-style-asian="normal" style:font-weight-asian="normal" style:font-style-complex="normal" style:font-weight-complex="normal"/>
    </style:style>
    <style:style style:name="T81" style:family="text">
      <style:text-properties fo:language="en" fo:country="US" fo:font-style="normal" fo:font-weight="normal" officeooo:rsid="0226ebda" fo:background-color="#dddddd" loext:char-shading-value="0" style:font-style-asian="normal" style:font-weight-asian="normal" style:font-style-complex="normal" style:font-weight-complex="normal"/>
    </style:style>
    <style:style style:name="T82" style:family="text">
      <style:text-properties fo:language="en" fo:country="US" fo:font-style="normal" fo:font-weight="normal" officeooo:rsid="023cf162" fo:background-color="#dddddd" loext:char-shading-value="0" style:font-style-asian="normal" style:font-weight-asian="normal" style:font-style-complex="normal" style:font-weight-complex="normal"/>
    </style:style>
    <style:style style:name="T83" style:family="text">
      <style:text-properties fo:language="en" fo:country="US" fo:font-style="normal" fo:font-weight="normal" officeooo:rsid="01a85102" fo:background-color="#dddddd" loext:char-shading-value="0" style:font-style-asian="normal" style:font-weight-asian="normal" style:font-style-complex="normal" style:font-weight-complex="normal"/>
    </style:style>
    <style:style style:name="T84" style:family="text">
      <style:text-properties fo:language="en" fo:country="US" fo:font-style="normal" fo:font-weight="normal" officeooo:rsid="03a123d3" fo:background-color="#dddddd" loext:char-shading-value="0" style:font-style-asian="normal" style:font-weight-asian="normal" style:font-style-complex="normal" style:font-weight-complex="normal"/>
    </style:style>
    <style:style style:name="T85" style:family="text">
      <style:text-properties fo:language="en" fo:country="US" fo:font-style="normal" fo:font-weight="normal" officeooo:rsid="01dc9126" fo:background-color="#dddddd" loext:char-shading-value="0" style:font-style-asian="normal" style:font-weight-asian="normal" style:font-style-complex="normal" style:font-weight-complex="normal"/>
    </style:style>
    <style:style style:name="T86" style:family="text">
      <style:text-properties fo:language="en" fo:country="US" fo:font-style="normal" fo:font-weight="normal" officeooo:rsid="01c559d4" fo:background-color="#dddddd" loext:char-shading-value="0" style:font-style-asian="normal" style:font-weight-asian="normal" style:font-style-complex="normal" style:font-weight-complex="normal"/>
    </style:style>
    <style:style style:name="T87" style:family="text">
      <style:text-properties fo:language="en" fo:country="US" fo:font-style="normal" fo:font-weight="normal" officeooo:rsid="0215bfc7" fo:background-color="transparent" loext:char-shading-value="0" style:font-style-asian="normal" style:font-weight-asian="normal" style:font-style-complex="normal" style:font-weight-complex="normal"/>
    </style:style>
    <style:style style:name="T88" style:family="text">
      <style:text-properties fo:language="en" fo:country="US" fo:font-style="normal" fo:font-weight="normal" officeooo:rsid="027e31e7" fo:background-color="transparent" loext:char-shading-value="0" style:font-style-asian="normal" style:font-weight-asian="normal" style:font-style-complex="normal" style:font-weight-complex="normal"/>
    </style:style>
    <style:style style:name="T89" style:family="text">
      <style:text-properties fo:language="en" fo:country="US" fo:font-style="normal" fo:font-weight="bold" officeooo:rsid="007d3450" fo:background-color="#fff200" loext:char-shading-value="0" style:font-style-asian="normal" style:font-weight-asian="bold" style:font-style-complex="normal" style:font-weight-complex="bold"/>
    </style:style>
    <style:style style:name="T90" style:family="text">
      <style:text-properties fo:language="en" fo:country="US" fo:font-style="normal" fo:font-weight="bold" officeooo:rsid="01f935d1" fo:background-color="#dddddd" loext:char-shading-value="0" style:font-style-asian="normal" style:font-weight-asian="bold" style:font-style-complex="normal" style:font-weight-complex="bold"/>
    </style:style>
    <style:style style:name="T91" style:family="text">
      <style:text-properties fo:language="en" fo:country="US" fo:font-style="normal" fo:font-weight="bold" officeooo:rsid="021788d0" fo:background-color="#dddddd" loext:char-shading-value="0" style:font-style-asian="normal" style:font-weight-asian="bold" style:font-style-complex="normal" style:font-weight-complex="bold"/>
    </style:style>
    <style:style style:name="T92" style:family="text">
      <style:text-properties fo:language="en" fo:country="US" fo:font-style="normal" fo:font-weight="bold" officeooo:rsid="01a1af40" fo:background-color="#dddddd" loext:char-shading-value="0" style:font-style-asian="normal" style:font-weight-asian="bold" style:font-style-complex="normal" style:font-weight-complex="bold"/>
    </style:style>
    <style:style style:name="T93" style:family="text">
      <style:text-properties fo:language="en" fo:country="US" fo:font-style="normal" fo:font-weight="bold" officeooo:rsid="027e31e7" fo:background-color="transparent" loext:char-shading-value="0" style:font-style-asian="normal" style:font-weight-asian="bold" style:font-style-complex="normal" style:font-weight-complex="bold"/>
    </style:style>
    <style:style style:name="T94" style:family="text">
      <style:text-properties fo:language="en" fo:country="US" officeooo:rsid="00136227"/>
    </style:style>
    <style:style style:name="T95" style:family="text">
      <style:text-properties fo:language="en" fo:country="US" fo:font-weight="bold" officeooo:rsid="00ab4647" fo:background-color="#fff200" loext:char-shading-value="0" style:font-weight-asian="bold" style:font-weight-complex="bold"/>
    </style:style>
    <style:style style:name="T96" style:family="text">
      <style:text-properties fo:language="en" fo:country="US" fo:font-weight="bold" officeooo:rsid="00d88c8c" fo:background-color="#fff200" loext:char-shading-value="0" style:font-weight-asian="bold" style:font-weight-complex="bold"/>
    </style:style>
    <style:style style:name="T97" style:family="text">
      <style:text-properties fo:language="en" fo:country="US" fo:font-weight="bold" officeooo:rsid="0094c10f" fo:background-color="#fff200" loext:char-shading-value="0" style:font-weight-asian="bold" style:font-weight-complex="bold"/>
    </style:style>
    <style:style style:name="T98" style:family="text">
      <style:text-properties fo:language="en" fo:country="US" fo:font-weight="bold" officeooo:rsid="0075af38" fo:background-color="#fff200" loext:char-shading-value="0" style:font-weight-asian="bold" style:font-weight-complex="bold"/>
    </style:style>
    <style:style style:name="T99" style:family="text">
      <style:text-properties fo:language="en" fo:country="US" fo:font-weight="bold" officeooo:rsid="01eb9d91" fo:background-color="#fff200" loext:char-shading-value="0" style:font-weight-asian="bold" style:font-weight-complex="bold"/>
    </style:style>
    <style:style style:name="T100" style:family="text">
      <style:text-properties fo:language="en" fo:country="US" fo:font-weight="bold" officeooo:rsid="007d3450" fo:background-color="#fff200" loext:char-shading-value="0" style:font-weight-asian="bold" style:font-weight-complex="bold"/>
    </style:style>
    <style:style style:name="T101" style:family="text">
      <style:text-properties fo:language="en" fo:country="US" fo:font-weight="bold" officeooo:rsid="021c4c1c" fo:background-color="#fff200" loext:char-shading-value="0" style:font-weight-asian="bold" style:font-weight-complex="bold"/>
    </style:style>
    <style:style style:name="T102" style:family="text">
      <style:text-properties fo:language="en" fo:country="US" fo:font-weight="bold" style:font-weight-asian="bold" style:font-weight-complex="bold"/>
    </style:style>
    <style:style style:name="T103" style:family="text">
      <style:text-properties fo:language="en" fo:country="US" fo:font-weight="bold" officeooo:rsid="00136227" style:font-weight-asian="bold" style:font-weight-complex="bold"/>
    </style:style>
    <style:style style:name="T104" style:family="text">
      <style:text-properties fo:language="en" fo:country="US" fo:font-weight="bold" officeooo:rsid="00d88c8c" style:font-weight-asian="bold" style:font-weight-complex="bold"/>
    </style:style>
    <style:style style:name="T105" style:family="text">
      <style:text-properties fo:language="en" fo:country="US" fo:font-weight="bold" officeooo:rsid="001e4eb8" style:font-weight-asian="bold" style:font-weight-complex="bold"/>
    </style:style>
    <style:style style:name="T106" style:family="text">
      <style:text-properties fo:language="en" fo:country="US" fo:font-weight="bold" officeooo:rsid="0100f487" fo:background-color="#dddddd" loext:char-shading-value="0" style:font-weight-asian="bold" style:font-weight-complex="bold"/>
    </style:style>
    <style:style style:name="T107" style:family="text">
      <style:text-properties fo:language="en" fo:country="US" fo:font-weight="bold" officeooo:rsid="01eb9d91" fo:background-color="#dddddd" loext:char-shading-value="0" style:font-weight-asian="bold" style:font-weight-complex="bold"/>
    </style:style>
    <style:style style:name="T108" style:family="text">
      <style:text-properties fo:language="en" fo:country="US" fo:font-weight="bold" officeooo:rsid="021c4c1c" fo:background-color="transparent" loext:char-shading-value="0" style:font-weight-asian="bold" style:font-weight-complex="bold"/>
    </style:style>
    <style:style style:name="T109" style:family="text">
      <style:text-properties fo:language="en" fo:country="US" fo:font-weight="bold" officeooo:rsid="007d3450" fo:background-color="transparent" loext:char-shading-value="0" style:font-weight-asian="bold" style:font-weight-complex="bold"/>
    </style:style>
    <style:style style:name="T110" style:family="text">
      <style:text-properties fo:language="en" fo:country="US" fo:font-weight="bold" officeooo:rsid="0351abe9" fo:background-color="transparent" loext:char-shading-value="0" style:font-weight-asian="bold" style:font-weight-complex="bold"/>
    </style:style>
    <style:style style:name="T111" style:family="text">
      <style:text-properties fo:language="en" fo:country="US" fo:font-weight="bold" officeooo:rsid="01eb9d91" fo:background-color="transparent" loext:char-shading-value="0" style:font-weight-asian="bold" style:font-weight-complex="bold"/>
    </style:style>
    <style:style style:name="T112" style:family="text">
      <style:text-properties fo:language="en" fo:country="US" fo:font-weight="bold" officeooo:rsid="01f79114" fo:background-color="transparent" loext:char-shading-value="0" style:font-weight-asian="bold" style:font-weight-complex="bold"/>
    </style:style>
    <style:style style:name="T113" style:family="text">
      <style:text-properties fo:language="en" fo:country="US" fo:font-weight="bold" officeooo:rsid="02023d0d" fo:background-color="transparent" loext:char-shading-value="0" style:font-weight-asian="bold" style:font-weight-complex="bold"/>
    </style:style>
    <style:style style:name="T114" style:family="text">
      <style:text-properties fo:language="en" fo:country="US" fo:font-weight="bold" officeooo:rsid="0203aaab" fo:background-color="transparent" loext:char-shading-value="0" style:font-weight-asian="bold" style:font-weight-complex="bold"/>
    </style:style>
    <style:style style:name="T115" style:family="text">
      <style:text-properties fo:language="en" fo:country="US" fo:font-weight="bold" officeooo:rsid="0204f0dd" fo:background-color="transparent" loext:char-shading-value="0" style:font-weight-asian="bold" style:font-weight-complex="bold"/>
    </style:style>
    <style:style style:name="T116" style:family="text">
      <style:text-properties fo:language="en" fo:country="US" fo:font-weight="bold" officeooo:rsid="020f38c7" fo:background-color="transparent" loext:char-shading-value="0" style:font-weight-asian="bold" style:font-weight-complex="bold"/>
    </style:style>
    <style:style style:name="T117" style:family="text">
      <style:text-properties fo:language="en" fo:country="US" fo:font-weight="bold" officeooo:rsid="02102ce6" fo:background-color="transparent" loext:char-shading-value="0" style:font-weight-asian="bold" style:font-weight-complex="bold"/>
    </style:style>
    <style:style style:name="T118" style:family="text">
      <style:text-properties fo:language="en" fo:country="US" fo:font-weight="bold" officeooo:rsid="0210f4ef" fo:background-color="transparent" loext:char-shading-value="0" style:font-weight-asian="bold" style:font-weight-complex="bold"/>
    </style:style>
    <style:style style:name="T119" style:family="text">
      <style:text-properties fo:language="en" fo:country="US" fo:font-weight="bold" officeooo:rsid="0211fa81" fo:background-color="transparent" loext:char-shading-value="0" style:font-weight-asian="bold" style:font-weight-complex="bold"/>
    </style:style>
    <style:style style:name="T120" style:family="text">
      <style:text-properties fo:language="en" fo:country="US" fo:font-weight="bold" officeooo:rsid="02121909" fo:background-color="transparent" loext:char-shading-value="0" style:font-weight-asian="bold" style:font-weight-complex="bold"/>
    </style:style>
    <style:style style:name="T121" style:family="text">
      <style:text-properties fo:language="en" fo:country="US" fo:font-weight="bold" officeooo:rsid="0215e6ec" fo:background-color="transparent" loext:char-shading-value="0" style:font-weight-asian="bold" style:font-weight-complex="bold"/>
    </style:style>
    <style:style style:name="T122" style:family="text">
      <style:text-properties fo:language="en" fo:country="US" fo:font-weight="bold" officeooo:rsid="021788d0" fo:background-color="transparent" loext:char-shading-value="0" style:font-weight-asian="bold" style:font-weight-complex="bold"/>
    </style:style>
    <style:style style:name="T123" style:family="text">
      <style:text-properties fo:language="en" fo:country="US" fo:font-weight="bold" officeooo:rsid="0223a5b3" fo:background-color="transparent" loext:char-shading-value="0" style:font-weight-asian="bold" style:font-weight-complex="bold"/>
    </style:style>
    <style:style style:name="T124" style:family="text">
      <style:text-properties fo:language="en" fo:country="US" fo:font-weight="bold" officeooo:rsid="0224f8c0" fo:background-color="transparent" loext:char-shading-value="0" style:font-weight-asian="bold" style:font-weight-complex="bold"/>
    </style:style>
    <style:style style:name="T125" style:family="text">
      <style:text-properties fo:language="en" fo:country="US" fo:font-weight="bold" officeooo:rsid="02398d2c" fo:background-color="transparent" loext:char-shading-value="0" style:font-weight-asian="bold" style:font-weight-complex="bold"/>
    </style:style>
    <style:style style:name="T126" style:family="text">
      <style:text-properties fo:language="en" fo:country="US" officeooo:rsid="0032ee51"/>
    </style:style>
    <style:style style:name="T127" style:family="text">
      <style:text-properties fo:language="en" fo:country="US" style:text-underline-style="none" fo:font-weight="bold" officeooo:rsid="02324b29" style:font-weight-asian="bold" style:font-weight-complex="bold"/>
    </style:style>
    <style:style style:name="T128" style:family="text">
      <style:text-properties fo:language="en" fo:country="US" style:text-underline-style="none" fo:font-weight="bold" officeooo:rsid="02336202" style:font-weight-asian="bold" style:font-weight-complex="bold"/>
    </style:style>
    <style:style style:name="T129" style:family="text">
      <style:text-properties fo:language="en" fo:country="US" style:text-underline-style="none" fo:font-weight="bold" officeooo:rsid="02342af5" style:font-weight-asian="bold" style:font-weight-complex="bold"/>
    </style:style>
    <style:style style:name="T130" style:family="text">
      <style:text-properties fo:language="en" fo:country="US" style:text-underline-style="none" fo:font-weight="bold" officeooo:rsid="02359404" style:font-weight-asian="bold" style:font-weight-complex="bold"/>
    </style:style>
    <style:style style:name="T131" style:family="text">
      <style:text-properties fo:language="en" fo:country="US" style:text-underline-style="none" fo:font-weight="bold" officeooo:rsid="001e4eb8" style:font-weight-asian="bold" style:font-weight-complex="bold"/>
    </style:style>
    <style:style style:name="T132" style:family="text">
      <style:text-properties fo:language="en" fo:country="US" style:text-underline-style="none" fo:font-weight="normal" style:font-weight-asian="normal" style:font-weight-complex="normal"/>
    </style:style>
    <style:style style:name="T133" style:family="text">
      <style:text-properties fo:language="en" fo:country="US" style:text-underline-style="none" fo:font-weight="normal" officeooo:rsid="02324b29" style:font-weight-asian="normal" style:font-weight-complex="normal"/>
    </style:style>
    <style:style style:name="T134" style:family="text">
      <style:text-properties fo:language="en" fo:country="US" style:text-underline-style="none" fo:font-weight="normal" officeooo:rsid="02336202" style:font-weight-asian="normal" style:font-weight-complex="normal"/>
    </style:style>
    <style:style style:name="T135" style:family="text">
      <style:text-properties fo:language="en" fo:country="US" style:text-underline-style="none" fo:font-weight="normal" officeooo:rsid="001e4eb8" style:font-weight-asian="normal" style:font-weight-complex="normal"/>
    </style:style>
    <style:style style:name="T136" style:family="text">
      <style:text-properties fo:language="en" fo:country="US" style:text-underline-style="none" fo:font-weight="normal" officeooo:rsid="02342af5" style:font-weight-asian="normal" style:font-weight-complex="normal"/>
    </style:style>
    <style:style style:name="T137" style:family="text">
      <style:text-properties fo:language="en" fo:country="US" style:text-underline-style="none" fo:font-weight="normal" officeooo:rsid="02359404" style:font-weight-asian="normal" style:font-weight-complex="normal"/>
    </style:style>
    <style:style style:name="T138" style:family="text">
      <style:text-properties fo:language="en" fo:country="US" style:text-underline-style="none" fo:font-weight="normal" officeooo:rsid="02371283" style:font-weight-asian="normal" style:font-weight-complex="normal"/>
    </style:style>
    <style:style style:name="T139" style:family="text">
      <style:text-properties fo:language="en" fo:country="US" style:text-underline-style="none" fo:font-weight="normal" officeooo:rsid="02388c15" style:font-weight-asian="normal" style:font-weight-complex="normal"/>
    </style:style>
    <style:style style:name="T140" style:family="text">
      <style:text-properties fo:language="en" fo:country="US" style:text-underline-style="none" fo:font-weight="normal" officeooo:rsid="023a570b" style:font-weight-asian="normal" style:font-weight-complex="normal"/>
    </style:style>
    <style:style style:name="T141" style:family="text">
      <style:text-properties fo:language="en" fo:country="US" officeooo:rsid="021b397f"/>
    </style:style>
    <style:style style:name="T142" style:family="text">
      <style:text-properties fo:color="#999999" loext:opacity="100%" fo:language="en" fo:country="US" fo:font-weight="bold" officeooo:rsid="001e4eb8" style:font-weight-asian="bold" style:font-weight-complex="bold"/>
    </style:style>
    <style:style style:name="T143" style:family="text">
      <style:text-properties fo:color="#999999" loext:opacity="100%" fo:language="en" fo:country="US" fo:font-weight="bold" officeooo:rsid="00373dfb" style:font-weight-asian="bold" style:font-weight-complex="bold"/>
    </style:style>
    <style:style style:name="T144" style:family="text">
      <style:text-properties fo:color="#999999" loext:opacity="100%" fo:language="en" fo:country="US" fo:font-weight="normal" officeooo:rsid="001e4eb8" fo:background-color="transparent" loext:char-shading-value="0" style:font-weight-asian="normal" style:font-weight-complex="normal"/>
    </style:style>
    <style:style style:name="T145" style:family="text">
      <style:text-properties fo:color="#999999" loext:opacity="100%" fo:language="en" fo:country="US" style:text-underline-style="none" fo:font-weight="bold" officeooo:rsid="003b1ec5" style:font-weight-asian="bold" style:font-weight-complex="bold"/>
    </style:style>
    <style:style style:name="T146" style:family="text">
      <style:text-properties fo:color="#999999" loext:opacity="100%" fo:language="en" fo:country="US" style:text-underline-style="none" fo:font-weight="bold" officeooo:rsid="01ee5235" style:font-weight-asian="bold" style:font-weight-complex="bold"/>
    </style:style>
    <style:style style:name="T147" style:family="text">
      <style:text-properties fo:color="#999999" loext:opacity="100%" fo:language="en" fo:country="US" style:text-underline-style="none" fo:font-weight="bold" officeooo:rsid="001e4eb8" style:font-weight-asian="bold" style:font-weight-complex="bold"/>
    </style:style>
    <style:style style:name="T148" style:family="text">
      <style:text-properties fo:color="#999999" loext:opacity="100%" fo:language="en" fo:country="US" style:text-underline-style="none" fo:font-weight="bold" officeooo:rsid="00373dfb" style:font-weight-asian="bold" style:font-weight-complex="bold"/>
    </style:style>
    <style:style style:name="T149" style:family="text">
      <style:text-properties fo:color="#999999" loext:opacity="100%" fo:language="en" fo:country="US" style:text-underline-style="none" fo:font-weight="bold" officeooo:rsid="01087ab0" style:font-weight-asian="bold" style:font-weight-complex="bold"/>
    </style:style>
    <style:style style:name="T150" style:family="text">
      <style:text-properties fo:color="#999999" loext:opacity="100%" fo:language="en" fo:country="US" fo:font-style="normal" fo:font-weight="normal" officeooo:rsid="001e4eb8" fo:background-color="transparent" loext:char-shading-value="0" style:font-style-asian="normal" style:font-weight-asian="normal" style:font-style-complex="normal" style:font-weight-complex="normal"/>
    </style:style>
    <style:style style:name="T151" style:family="text">
      <style:text-properties fo:color="#999999" loext:opacity="100%" style:text-underline-style="none" fo:font-weight="bold" officeooo:rsid="003b1ec5" fo:background-color="transparent" loext:char-shading-value="0" style:font-weight-asian="bold" style:font-weight-complex="bold"/>
    </style:style>
    <style:style style:name="T152" style:family="text">
      <style:text-properties fo:color="#999999" loext:opacity="100%" style:text-underline-style="none" fo:font-weight="bold" officeooo:rsid="01ee5235" fo:background-color="transparent" loext:char-shading-value="0" style:font-weight-asian="bold" style:font-weight-complex="bold"/>
    </style:style>
    <style:style style:name="T153" style:family="text">
      <style:text-properties fo:color="#999999" loext:opacity="100%" style:text-position="0% 100%" fo:language="en" fo:country="US" fo:font-style="normal" style:text-underline-style="none" fo:font-weight="normal" officeooo:rsid="001e4eb8" fo:background-color="transparent" loext:char-shading-value="0" style:font-style-asian="normal" style:font-weight-asian="normal" style:font-style-complex="normal" style:font-weight-complex="normal"/>
    </style:style>
    <style:style style:name="T154" style:family="text">
      <style:text-properties fo:color="#999999" loext:opacity="100%" style:text-position="0% 100%" fo:language="en" fo:country="US" fo:font-style="normal" fo:font-weight="normal" officeooo:rsid="001e4eb8" fo:background-color="transparent" loext:char-shading-value="0" style:font-style-asian="normal" style:font-weight-asian="normal" style:font-style-complex="normal" style:font-weight-complex="normal"/>
    </style:style>
    <style:style style:name="T155" style:family="text">
      <style:text-properties style:text-underline-style="none"/>
    </style:style>
    <style:style style:name="T156" style:family="text">
      <style:text-properties style:text-underline-style="none" fo:font-weight="bold" officeooo:rsid="007d3450" fo:background-color="#fff200" loext:char-shading-value="0" style:font-weight-asian="bold" style:font-weight-complex="bold"/>
    </style:style>
    <style:style style:name="T157" style:family="text">
      <style:text-properties style:text-underline-style="none" fo:font-weight="bold" fo:background-color="transparent" loext:char-shading-value="0" style:font-weight-asian="bold" style:font-weight-complex="bold"/>
    </style:style>
    <style:style style:name="T158" style:family="text">
      <style:text-properties style:text-underline-style="none" fo:background-color="transparent" loext:char-shading-value="0"/>
    </style:style>
    <style:style style:name="T159" style:family="text">
      <style:text-properties style:text-underline-style="none" officeooo:rsid="022622aa" fo:background-color="transparent" loext:char-shading-value="0"/>
    </style:style>
    <style:style style:name="T160" style:family="text">
      <style:text-properties style:text-underline-style="none" officeooo:rsid="02286e8e" fo:background-color="transparent" loext:char-shading-value="0"/>
    </style:style>
    <style:style style:name="T161" style:family="text">
      <style:text-properties style:text-underline-style="none" officeooo:rsid="022c140f" fo:background-color="transparent" loext:char-shading-value="0"/>
    </style:style>
    <style:style style:name="T162" style:family="text">
      <style:text-properties style:text-underline-style="none" officeooo:rsid="022de58c" fo:background-color="transparent" loext:char-shading-value="0"/>
    </style:style>
    <style:style style:name="T163" style:family="text">
      <style:text-properties style:text-underline-style="none" officeooo:rsid="02398d2c" fo:background-color="transparent" loext:char-shading-value="0"/>
    </style:style>
    <style:style style:name="T164" style:family="text">
      <style:text-properties style:text-underline-style="none" officeooo:rsid="023a570b" fo:background-color="transparent" loext:char-shading-value="0"/>
    </style:style>
    <style:style style:name="T165" style:family="text">
      <style:text-properties style:text-underline-style="none" officeooo:rsid="022a9924"/>
    </style:style>
    <style:style style:name="T166" style:family="text">
      <style:text-properties style:use-window-font-color="true" loext:opacity="0%" style:text-underline-style="none"/>
    </style:style>
    <style:style style:name="T167" style:family="text">
      <style:text-properties style:use-window-font-color="true" loext:opacity="0%" style:text-underline-style="none" officeooo:rsid="00704232"/>
    </style:style>
    <style:style style:name="T168" style:family="text">
      <style:text-properties style:use-window-font-color="true" loext:opacity="0%" style:text-underline-style="none" fo:font-weight="bold" officeooo:rsid="008ceef7" style:font-weight-asian="bold" style:font-weight-complex="bold"/>
    </style:style>
    <style:style style:name="T169" style:family="text">
      <style:text-properties style:use-window-font-color="true" loext:opacity="0%" style:text-underline-style="none" fo:font-weight="bold" officeooo:rsid="010b0b47" style:font-weight-asian="bold" style:font-weight-complex="bold"/>
    </style:style>
    <style:style style:name="T170" style:family="text">
      <style:text-properties style:use-window-font-color="true" loext:opacity="0%" style:text-underline-style="none" officeooo:rsid="0033d7b7"/>
    </style:style>
    <style:style style:name="T171" style:family="text">
      <style:text-properties style:use-window-font-color="true" loext:opacity="0%" style:text-underline-style="none" officeooo:rsid="00fb0d24" fo:background-color="#fff200" loext:char-shading-value="0"/>
    </style:style>
    <style:style style:name="T172" style:family="text">
      <style:text-properties style:use-window-font-color="true" loext:opacity="0%" style:text-underline-style="none" officeooo:rsid="007f05cd" fo:background-color="#fff200" loext:char-shading-value="0"/>
    </style:style>
    <style:style style:name="T173" style:family="text">
      <style:text-properties style:use-window-font-color="true" loext:opacity="0%" fo:language="en" fo:country="US" style:text-underline-style="none" officeooo:rsid="00bb70dd"/>
    </style:style>
    <style:style style:name="T174" style:family="text">
      <style:text-properties style:use-window-font-color="true" loext:opacity="0%" fo:language="en" fo:country="US" style:text-underline-style="none" fo:font-weight="bold" officeooo:rsid="00704232" style:font-weight-asian="bold" style:font-weight-complex="bold"/>
    </style:style>
    <style:style style:name="T175" style:family="text">
      <style:text-properties style:use-window-font-color="true" loext:opacity="0%" fo:language="en" fo:country="US" style:text-underline-style="none" fo:font-weight="bold" officeooo:rsid="01eb9d91" fo:background-color="#fff200" loext:char-shading-value="0" style:font-weight-asian="bold" style:font-weight-complex="bold"/>
    </style:style>
    <style:style style:name="T176" style:family="text">
      <style:text-properties style:use-window-font-color="true" loext:opacity="0%" fo:language="en" fo:country="US" style:text-underline-style="none" fo:font-weight="bold" officeooo:rsid="00704232" fo:background-color="#fff200" loext:char-shading-value="0" style:font-weight-asian="bold" style:font-weight-complex="bold"/>
    </style:style>
    <style:style style:name="T177" style:family="text">
      <style:text-properties style:use-window-font-color="true" loext:opacity="0%" fo:language="en" fo:country="US" style:text-underline-style="none" fo:font-weight="normal" officeooo:rsid="00bb70dd" fo:background-color="transparent" loext:char-shading-value="0" style:font-weight-asian="normal" style:font-weight-complex="normal"/>
    </style:style>
    <style:style style:name="T178" style:family="text">
      <style:text-properties style:use-window-font-color="true" loext:opacity="0%" fo:language="en" fo:country="US" style:text-underline-style="none" fo:font-weight="normal" officeooo:rsid="00704232" fo:background-color="transparent" loext:char-shading-value="0" style:font-weight-asian="normal" style:font-weight-complex="normal"/>
    </style:style>
    <style:style style:name="T179" style:family="text">
      <style:text-properties style:use-window-font-color="true" loext:opacity="0%" fo:language="en" fo:country="US" style:text-underline-style="none" officeooo:rsid="00704232"/>
    </style:style>
    <style:style style:name="T180" style:family="text">
      <style:text-properties style:use-window-font-color="true" loext:opacity="0%" fo:language="en" fo:country="US" fo:font-style="normal" fo:font-weight="normal" officeooo:rsid="001e4eb8" fo:background-color="transparent" loext:char-shading-value="0" style:font-style-asian="normal" style:font-weight-asian="normal" style:font-style-complex="normal" style:font-weight-complex="normal"/>
    </style:style>
    <style:style style:name="T181" style:family="text">
      <style:text-properties style:use-window-font-color="true" loext:opacity="0%" fo:language="en" fo:country="US" fo:font-style="italic" fo:font-weight="bold" officeooo:rsid="007d3450" fo:background-color="transparent" loext:char-shading-value="0" style:font-style-asian="italic" style:font-weight-asian="bold" style:font-style-complex="italic" style:font-weight-complex="bold"/>
    </style:style>
    <style:style style:name="T182" style:family="text">
      <style:text-properties style:use-window-font-color="true" loext:opacity="0%" fo:language="en" fo:country="US" fo:font-style="italic" fo:font-weight="bold" officeooo:rsid="007d3450" fo:background-color="#fff200" loext:char-shading-value="0" style:font-style-asian="italic" style:font-weight-asian="bold" style:font-style-complex="italic" style:font-weight-complex="bold"/>
    </style:style>
    <style:style style:name="T183" style:family="text">
      <style:text-properties officeooo:rsid="007d3450"/>
    </style:style>
    <style:style style:name="T184" style:family="text">
      <style:text-properties officeooo:rsid="0215b228"/>
    </style:style>
    <style:style style:name="T185" style:family="text">
      <style:text-properties officeooo:rsid="0215bfc7"/>
    </style:style>
    <style:style style:name="T186" style:family="text">
      <style:text-properties officeooo:rsid="0215bfc7" fo:background-color="transparent" loext:char-shading-value="0"/>
    </style:style>
    <style:style style:name="T187" style:family="text">
      <style:text-properties officeooo:rsid="021788d0"/>
    </style:style>
    <style:style style:name="T188" style:family="text">
      <style:text-properties officeooo:rsid="0224f8c0"/>
    </style:style>
    <style:style style:name="T189" style:family="text">
      <style:text-properties style:text-position="0% 100%" fo:language="en" fo:country="US" fo:font-style="normal" style:text-underline-style="none" fo:font-weight="normal" officeooo:rsid="022eede4" fo:background-color="transparent" loext:char-shading-value="0" style:font-style-asian="normal" style:font-weight-asian="normal" style:font-style-complex="normal" style:font-weight-complex="normal"/>
    </style:style>
    <style:style style:name="T190" style:family="text">
      <style:text-properties style:text-position="0% 100%" fo:language="en" fo:country="US" fo:font-style="normal" style:text-underline-style="none" fo:font-weight="normal" officeooo:rsid="027e31e7" fo:background-color="transparent" loext:char-shading-value="0" style:font-style-asian="normal" style:font-weight-asian="normal" style:font-style-complex="normal" style:font-weight-complex="normal"/>
    </style:style>
    <style:style style:name="T191" style:family="text">
      <style:text-properties style:text-position="0% 100%" fo:language="en" fo:country="US" fo:font-style="normal" style:text-underline-style="none" fo:font-weight="normal" officeooo:rsid="02398d2c" fo:background-color="transparent" loext:char-shading-value="0" style:font-style-asian="normal" style:font-weight-asian="normal" style:font-style-complex="normal" style:font-weight-complex="normal"/>
    </style:style>
    <style:style style:name="T192" style:family="text">
      <style:text-properties style:text-position="0% 100%" fo:language="en" fo:country="US" fo:font-style="normal" style:text-underline-style="none" fo:font-weight="normal" officeooo:rsid="023ed805" fo:background-color="transparent" loext:char-shading-value="0" style:font-style-asian="normal" style:font-weight-asian="normal" style:font-style-complex="normal" style:font-weight-complex="normal"/>
    </style:style>
    <style:style style:name="T193" style:family="text">
      <style:text-properties style:text-position="0% 100%" fo:language="en" fo:country="US" fo:font-style="normal" style:text-underline-style="none" fo:font-weight="normal" officeooo:rsid="01a85102" fo:background-color="#dddddd" loext:char-shading-value="0" style:font-style-asian="normal" style:font-weight-asian="normal" style:font-style-complex="normal" style:font-weight-complex="normal"/>
    </style:style>
    <style:style style:name="T194" style:family="text">
      <style:text-properties style:text-position="0% 100%" fo:language="en" fo:country="US" fo:font-style="normal" style:text-underline-style="none" fo:font-weight="normal" officeooo:rsid="022a9924" fo:background-color="#dddddd" loext:char-shading-value="0" style:font-style-asian="normal" style:font-weight-asian="normal" style:font-style-complex="normal" style:font-weight-complex="normal"/>
    </style:style>
    <style:style style:name="T195" style:family="text">
      <style:text-properties style:text-position="0% 100%" fo:language="en" fo:country="US" fo:font-style="normal" style:text-underline-style="none" fo:font-weight="normal" officeooo:rsid="022de58c" fo:background-color="#dddddd" loext:char-shading-value="0" style:font-style-asian="normal" style:font-weight-asian="normal" style:font-style-complex="normal" style:font-weight-complex="normal"/>
    </style:style>
    <style:style style:name="T196" style:family="text">
      <style:text-properties style:text-position="0% 100%" fo:language="en" fo:country="US" fo:font-style="normal" style:text-underline-style="none" fo:font-weight="normal" officeooo:rsid="02342af5" fo:background-color="#dddddd" loext:char-shading-value="0" style:font-style-asian="normal" style:font-weight-asian="normal" style:font-style-complex="normal" style:font-weight-complex="normal"/>
    </style:style>
    <style:style style:name="T197" style:family="text">
      <style:text-properties style:text-position="0% 100%" fo:language="en" fo:country="US" fo:font-style="normal" style:text-underline-style="none" fo:font-weight="normal" officeooo:rsid="023cf162" fo:background-color="#dddddd" loext:char-shading-value="0" style:font-style-asian="normal" style:font-weight-asian="normal" style:font-style-complex="normal" style:font-weight-complex="normal"/>
    </style:style>
    <style:style style:name="T198" style:family="text">
      <style:text-properties style:text-position="0% 100%" fo:language="en" fo:country="US" fo:font-style="normal" style:text-underline-style="none" fo:font-weight="normal" officeooo:rsid="023ed805" fo:background-color="#dddddd" loext:char-shading-value="0" style:font-style-asian="normal" style:font-weight-asian="normal" style:font-style-complex="normal" style:font-weight-complex="normal"/>
    </style:style>
    <style:style style:name="T199" style:family="text">
      <style:text-properties style:text-position="0% 100%" fo:language="en" fo:country="US" fo:font-style="normal" style:text-underline-style="none" fo:font-weight="bold" officeooo:rsid="007d3450" fo:background-color="#fff200" loext:char-shading-value="0" style:font-style-asian="normal" style:font-weight-asian="bold" style:font-style-complex="normal" style:font-weight-complex="bold"/>
    </style:style>
    <style:style style:name="T200" style:family="text">
      <style:text-properties style:text-position="0% 100%" fo:language="en" fo:country="US" fo:font-style="normal" style:text-underline-style="none" fo:font-weight="bold" officeooo:rsid="022a9924" fo:background-color="#dddddd" loext:char-shading-value="0" style:font-style-asian="normal" style:font-weight-asian="bold" style:font-style-complex="normal" style:font-weight-complex="bold"/>
    </style:style>
    <style:style style:name="T201" style:family="text">
      <style:text-properties style:text-position="0% 100%" fo:language="en" fo:country="US" fo:font-style="normal" style:text-underline-style="none" fo:font-weight="bold" officeooo:rsid="02342af5" fo:background-color="#dddddd" loext:char-shading-value="0" style:font-style-asian="normal" style:font-weight-asian="bold" style:font-style-complex="normal" style:font-weight-complex="bold"/>
    </style:style>
    <style:style style:name="T202" style:family="text">
      <style:text-properties style:text-position="0% 100%" fo:language="en" fo:country="US" fo:font-style="normal" style:text-underline-style="none" fo:font-weight="bold" officeooo:rsid="023cf162" fo:background-color="#dddddd" loext:char-shading-value="0" style:font-style-asian="normal" style:font-weight-asian="bold" style:font-style-complex="normal" style:font-weight-complex="bold"/>
    </style:style>
    <style:style style:name="T203" style:family="text">
      <style:text-properties style:text-position="0% 100%" fo:language="en" fo:country="US" fo:font-style="normal" fo:font-weight="normal" officeooo:rsid="022a9924" fo:background-color="#dddddd" loext:char-shading-value="0" style:font-style-asian="normal" style:font-weight-asian="normal" style:font-style-complex="normal" style:font-weight-complex="normal"/>
    </style:style>
    <style:style style:name="T204" style:family="text">
      <style:text-properties style:text-position="0% 100%" fo:language="en" fo:country="US" fo:font-style="normal" fo:font-weight="normal" officeooo:rsid="027e31e7" fo:background-color="transparent" loext:char-shading-value="0" style:font-style-asian="normal" style:font-weight-asian="normal" style:font-style-complex="normal" style:font-weight-complex="normal"/>
    </style:style>
    <style:style style:name="T205" style:family="text">
      <style:text-properties style:text-position="0% 100%" fo:language="en" fo:country="US" fo:font-style="normal" fo:font-weight="normal" officeooo:rsid="022eede4" fo:background-color="transparent" loext:char-shading-value="0" style:font-style-asian="normal" style:font-weight-asian="normal" style:font-style-complex="normal" style:font-weight-complex="normal"/>
    </style:style>
    <style:style style:name="T206" style:family="text">
      <style:text-properties style:text-position="0% 100%" fo:language="en" fo:country="US" fo:font-style="normal" fo:font-weight="bold" officeooo:rsid="022a9924" fo:background-color="#dddddd" loext:char-shading-value="0" style:font-style-asian="normal" style:font-weight-asian="bold" style:font-style-complex="normal" style:font-weight-complex="bold"/>
    </style:style>
    <style:style style:name="T207" style:family="text">
      <style:text-properties style:text-position="0% 100%" fo:language="en" fo:country="US" fo:font-style="italic" style:text-underline-style="none" fo:font-weight="normal" officeooo:rsid="01a85102" fo:background-color="#dddddd" loext:char-shading-value="0" style:font-style-asian="italic" style:font-weight-asian="normal" style:font-style-complex="italic" style:font-weight-complex="normal"/>
    </style:style>
    <style:style style:name="T208" style:family="text">
      <style:text-properties style:text-position="0% 100%" fo:language="en" fo:country="US" fo:font-style="italic" style:text-underline-style="none" fo:font-weight="bold" officeooo:rsid="007d3450" fo:background-color="#fff200" loext:char-shading-value="0" style:font-style-asian="italic" style:font-weight-asian="bold" style:font-style-complex="italic" style:font-weight-complex="bold"/>
    </style:style>
    <style:style style:name="T209" style:family="text">
      <style:text-properties style:text-position="0% 100%" fo:language="en" fo:country="US" fo:font-style="italic" fo:font-weight="bold" officeooo:rsid="007d3450" fo:background-color="#fff200" loext:char-shading-value="0" style:font-style-asian="italic" style:font-weight-asian="bold" style:font-style-complex="italic" style:font-weight-complex="bold"/>
    </style:style>
    <style:style style:name="T210" style:family="text">
      <style:text-properties style:text-position="0% 100%" fo:language="en" fo:country="US" fo:font-style="italic" fo:font-weight="bold" officeooo:rsid="007d3450" fo:background-color="transparent" loext:char-shading-value="0" style:font-style-asian="italic" style:font-weight-asian="bold" style:font-style-complex="italic" style:font-weight-complex="bold"/>
    </style:style>
    <style:style style:name="T211" style:family="text">
      <style:text-properties style:text-position="0% 100%" style:text-underline-style="none"/>
    </style:style>
    <style:style style:name="T212" style:family="text">
      <style:text-properties style:text-position="0% 100%" style:text-underline-style="none" fo:font-weight="bold" style:font-weight-asian="bold" style:font-weight-complex="bold"/>
    </style:style>
    <style:style style:name="T213" style:family="text">
      <style:text-properties style:text-position="0% 100%" style:text-underline-style="none" officeooo:rsid="023cf162"/>
    </style:style>
    <style:style style:name="T214" style:family="text">
      <style:text-properties style:text-position="0% 100%" fo:font-style="italic" style:text-underline-style="none" fo:font-weight="bold" style:font-style-asian="italic" style:font-weight-asian="bold" style:font-style-complex="italic" style:font-weight-complex="bold"/>
    </style:style>
    <style:style style:name="T215" style:family="text">
      <style:text-properties style:text-position="0% 100%" fo:font-style="italic" style:text-underline-style="none" style:font-style-asian="italic" style:font-style-complex="italic"/>
    </style:style>
    <style:style style:name="T216" style:family="text">
      <style:text-properties officeooo:rsid="02342af5"/>
    </style:style>
    <style:style style:name="T217" style:family="text">
      <style:text-properties officeooo:rsid="023b71f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5">### <text:span text:style-name="T1">Intro</text:span> ###</text:p>
      <text:p text:style-name="P37"/>
      <text:p text:style-name="P44"><text:span text:style-name="T94">Here are some </text:span><text:span text:style-name="T95">Java </text:span><text:span text:style-name="T96">IDE</text:span><text:span text:style-name="T103"> </text:span><text:span text:style-name="T104">improvements</text:span><text:span text:style-name="T40">,</text:span></text:p>
      <text:p text:style-name="P44"><text:span text:style-name="T45">including</text:span><text:span text:style-name="T104"> Git and general improvements, </text:span><text:span text:style-name="T126">of </text:span><text:span text:style-name="T39">Eclipse </text:span><text:span text:style-name="T97">202</text:span><text:span text:style-name="T96">0</text:span><text:span text:style-name="T97">-</text:span><text:span text:style-name="T98">0</text:span><text:span text:style-name="T99">9</text:span><text:span text:style-name="T39">,</text:span></text:p>
      <text:p text:style-name="P43"><text:span text:style-name="T46">improvements </text:span><text:span text:style-name="T45">that have been added </text:span><text:span text:style-name="T106">since the last release in </text:span><text:span text:style-name="T107">June</text:span><text:span text:style-name="T106"> </text:span><text:span text:style-name="T45">three months </text:span><text:span text:style-name="T47">ago</text:span><text:span text:style-name="T48">.</text:span></text:p>
      <text:p text:style-name="P4"/>
      <text:p text:style-name="P2"/>
      <text:p text:style-name="P47"><text:span text:style-name="T142">### </text:span><text:span text:style-name="T143">Java </text:span><text:span text:style-name="T142">###</text:span></text:p>
      <text:p text:style-name="P35"/>
      <text:p text:style-name="P48"><text:span text:style-name="T100">Java 1</text:span><text:span text:style-name="T99">7</text:span><text:span text:style-name="T100"> support</text:span><text:span text:style-name="T11"> i</text:span><text:span text:style-name="T12">s</text:span><text:span text:style-name="T11"> </text:span><text:span text:style-name="T100">not yet</text:span><text:span text:style-name="T11"> </text:span><text:span text:style-name="T110">built-in</text:span><text:span text:style-name="T11">,</text:span></text:p>
      <text:p text:style-name="P48"><text:span text:style-name="T45">due to the </text:span><text:span text:style-name="T106">Java 1</text:span><text:span text:style-name="T107">7</text:span><text:span text:style-name="T45"> release date being only </text:span><text:span text:style-name="T106">one day before</text:span><text:span text:style-name="T45"> the release of Eclipse.</text:span></text:p>
      <text:p text:style-name="P48"><text:span text:style-name="T12">B</text:span><text:span text:style-name="T13">ut you can </text:span><text:span text:style-name="T108">install</text:span><text:span text:style-name="T13"> the</text:span><text:span text:style-name="T11"> </text:span><text:span text:style-name="T109">current preview </text:span><text:span text:style-name="T11">of the</text:span><text:span text:style-name="T109"> Java 1</text:span><text:span text:style-name="T111">7</text:span><text:span text:style-name="T109"> support</text:span><text:span text:style-name="T11"> </text:span><text:span text:style-name="T100">via </text:span><text:span text:style-name="T101">the</text:span><text:span text:style-name="T100"> Eclipse Marketplace</text:span><text:span text:style-name="T11">.</text:span></text:p>
      <text:p text:style-name="P10"/>
      <text:p text:style-name="P94"><text:span text:style-name="T11">The built-in </text:span><text:span text:style-name="T100">Java Code Coverage</text:span><text:span text:style-name="T11"> is </text:span><text:span text:style-name="T109">ready</text:span><text:span text:style-name="T11"> for </text:span><text:span text:style-name="T109">Java 17</text:span></text:p>
      <text:p text:style-name="P94"><text:span text:style-name="T51">and</text:span><text:span text:style-name="T45"> will work </text:span><text:span text:style-name="T51">with the Java 17 support </text:span><text:span text:style-name="T53">too</text:span><text:span text:style-name="T45">.</text:span></text:p>
      <text:p text:style-name="P10"/>
      <text:p text:style-name="P48"><text:span text:style-name="T11">Let's have a look at the </text:span><text:span text:style-name="T109">improvements</text:span><text:span text:style-name="T11"> that </text:span><text:span text:style-name="T14">are</text:span><text:span text:style-name="T11"> </text:span><text:span text:style-name="T109">built-in</text:span><text:span text:style-name="T11"> </text:span><text:span text:style-name="T45">and don't need to be installed.</text:span></text:p>
      <text:p text:style-name="P11"/>
      <text:p text:style-name="P6">Unfortunately,</text:p>
      <text:p text:style-name="P50"><text:span text:style-name="T11">in the last release there was a </text:span><text:span text:style-name="T100">bug</text:span><text:span text:style-name="T11"> </text:span><text:span text:style-name="T15">of </text:span><text:span text:style-name="T100">missing code completion proposals</text:span><text:span text:style-name="T11"> </text:span><text:span text:style-name="T109">in certain cases</text:span><text:span text:style-name="T11">,</text:span></text:p>
      <text:p text:style-name="P64"><text:span text:style-name="T11">or </text:span><text:span text:style-name="T45">– to be more precise –</text:span></text:p>
      <text:p text:style-name="P38"/>
      <text:p text:style-name="P64"><text:span text:style-name="T35">for instance,</text:span><text:span text:style-name="T22"> </text:span><text:span text:style-name="T109">inside</text:span><text:span text:style-name="T11"> a </text:span><text:span text:style-name="T109">conditional block</text:span><text:span text:style-name="T11"><text:line-break/></text:span><text:span text:style-name="T109">without</text:span><text:span text:style-name="T11"> a trailing </text:span><text:span text:style-name="T109">semicolon</text:span><text:span text:style-name="T11">, </text:span><text:span text:style-name="T23">but </text:span><text:span text:style-name="T116">with trailing code</text:span><text:span text:style-name="T117">,</text:span></text:p>
      <text:p text:style-name="P64"><text:span text:style-name="T23">depending on the trailing code, </text:span><text:span text:style-name="T109">n</text:span><text:span text:style-name="T116">o code templates</text:span><text:span text:style-name="T22"> </text:span><text:span text:style-name="T36">were</text:span><text:span text:style-name="T22"> shown;</text:span></text:p>
      <text:p text:style-name="P38"/>
      <text:p text:style-name="P64"><text:span text:style-name="T22">or</text:span><text:span text:style-name="T35">, </text:span><text:span text:style-name="T24">for a given object,</text:span><text:span text:style-name="T22"> </text:span><text:span text:style-name="T109">inside</text:span><text:span text:style-name="T11"> a</text:span><text:span text:style-name="T24">n</text:span><text:span text:style-name="T11"> </text:span><text:span text:style-name="T118">else</text:span><text:span text:style-name="T109"> block </text:span><text:span text:style-name="T11"><text:line-break/></text:span><text:span text:style-name="T35">also</text:span><text:span text:style-name="T24"> </text:span><text:span text:style-name="T109">without</text:span><text:span text:style-name="T11"> a trailing </text:span><text:span text:style-name="T109">semicolon</text:span><text:span text:style-name="T11">, </text:span><text:span text:style-name="T23">but </text:span><text:span text:style-name="T116">with trailing code</text:span><text:span text:style-name="T117">,</text:span></text:p>
      <text:p text:style-name="P64"><text:span text:style-name="T23">depending on the trailing code, </text:span><text:span text:style-name="T125">the members were missing</text:span><text:span text:style-name="T35">.</text:span></text:p>
      <text:p text:style-name="P38"/>
      <text:p text:style-name="P64"><text:span text:style-name="T54">This</text:span><text:span text:style-name="T45"> was introduced by a major change </text:span><text:span text:style-name="T52">in the content assist</text:span></text:p>
      <text:p text:style-name="P7">made a bit late before the last release</text:p>
      <text:p text:style-name="P9">to fix a bug and to improve the handling of incomplete code.</text:p>
      <text:p text:style-name="P38"/>
      <text:p text:style-name="P64"><text:span text:style-name="T53">As you can see</text:span><text:span text:style-name="T45">,</text:span><text:span text:style-name="T11"> </text:span><text:span text:style-name="T35">it</text:span><text:span text:style-name="T11"> is </text:span><text:span text:style-name="T109">fixed now</text:span><text:span text:style-name="T11">! </text:span><text:span text:style-name="T45">Sorry for the inconvenience.</text:span></text:p>
      <text:p text:style-name="P14"/>
      <text:p text:style-name="P52"><text:span text:style-name="T16">I</text:span><text:span text:style-name="T18">n the </text:span><text:span text:style-name="T113">Java editor</text:span><text:span text:style-name="T18">,</text:span></text:p>
      <text:p text:style-name="P52"><text:span text:style-name="T18">there is now </text:span><text:span text:style-name="T45">– in addition to the regular </text:span><text:span text:style-name="T66">Past</text:span><text:span text:style-name="T67">e</text:span><text:span text:style-name="T45"> –</text:span><text:span text:style-name="T18"> </text:span><text:span text:style-name="T55">Raw Paste</text:span><text:span text:style-name="T18">.</text:span></text:p>
      <text:p text:style-name="P53"><text:span text:style-name="T18">I</text:span><text:span text:style-name="T10">n contrast to the regular </text:span><text:span text:style-name="T69">Paste</text:span><text:span text:style-name="T10">,</text:span></text:p>
      <text:p text:style-name="P52"><text:span text:style-name="T57">Raw Paste</text:span><text:span text:style-name="T19"> does</text:span><text:span text:style-name="T114"> not</text:span><text:span text:style-name="T19"> automatically </text:span><text:span text:style-name="T114">indent</text:span><text:span text:style-name="T19"> the pasted code snippet or add imports.</text:span></text:p>
      <text:p text:style-name="P54"><text:span text:style-name="T45">This is also handy</text:span><text:span text:style-name="T20"> when you want to insert something </text:span><text:span text:style-name="T115">into a string</text:span><text:span text:style-name="T20"> literal</text:span></text:p>
      <text:p text:style-name="P55"><text:span text:style-name="T20">with </text:span><text:span text:style-name="T115">no</text:span><text:span text:style-name="T20"> </text:span><text:span text:style-name="T124">escaping</text:span><text:span text:style-name="T35"> of </text:span><text:span text:style-name="T115">quotes</text:span><text:span text:style-name="T20"> and line breaks.</text:span></text:p>
      <text:p text:style-name="P21">Sure, the same can be done by temporarily disabling <text:span text:style-name="T4">smart insert mode</text:span>.</text:p>
      <text:p text:style-name="P21">But would you have known the shortcut for that?</text:p>
      <text:p text:style-name="P56"><text:span text:style-name="T45">For the rare cases </text:span><text:span text:style-name="T54">when </text:span><text:span text:style-name="T53">it</text:span><text:span text:style-name="T45"> is needed,</text:span></text:p>
      <text:p text:style-name="P56"><text:span text:style-name="T59">Raw Paste</text:span><text:span text:style-name="T20"> </text:span><text:span text:style-name="T115">in</text:span><text:span text:style-name="T20"> the </text:span><text:span text:style-name="T58">Edit</text:span><text:span text:style-name="T20"> menu</text:span><text:span text:style-name="T144"> […]</text:span><text:span text:style-name="T21"> and in</text:span><text:span text:style-name="T20"> the </text:span><text:span text:style-name="T115">right-click menu</text:span><text:span text:style-name="T20"> </text:span><text:span text:style-name="T35">is easier</text:span><text:span text:style-name="T20">, </text:span><text:span text:style-name="T45">isn't it?</text:span></text:p>
      <text:p text:style-name="P13"/>
      <text:p text:style-name="P51"><text:span text:style-name="T16">There is </text:span><text:span text:style-name="T17">a </text:span><text:span text:style-name="T112">new</text:span><text:span text:style-name="T17"> nice</text:span><text:span text:style-name="T16"> </text:span><text:span text:style-name="T109">quick assist</text:span><text:span text:style-name="T11"> </text:span><text:span text:style-name="T16">(</text:span><text:span text:style-name="T100">Ctrl+1</text:span><text:span text:style-name="T16">):</text:span><text:span text:style-name="T144"> […] </text:span><text:span text:style-name="T55">Convert while to do/while</text:span></text:p>
      <text:p text:style-name="P102"><text:span text:style-name="T45">This refactoring </text:span><text:span text:style-name="T106">speeds up your code</text:span><text:span text:style-name="T45"> by </text:span><text:span text:style-name="T54">not </text:span><text:span text:style-name="T53">initially</text:span><text:span text:style-name="T54"> </text:span><text:span text:style-name="T45">checking the condition</text:span></text:p>
      <text:p text:style-name="P51"><text:span text:style-name="T50">and i</text:span><text:span text:style-name="T49">t </text:span><text:span text:style-name="T45">will be provided – </text:span><text:span text:style-name="T75">to not alter the behavior – </text:span><text:span text:style-name="T45">if and only if</text:span></text:p>
      <text:p text:style-name="P51"><text:span text:style-name="T45">the </text:span><text:span text:style-name="T106">condition</text:span><text:span text:style-name="T45"> of the </text:span><text:span text:style-name="T66">while</text:span><text:span text:style-name="T45"> loop is known to be </text:span><text:span text:style-name="T106">initially </text:span><text:span text:style-name="T65">true</text:span><text:span text:style-name="T75">.</text:span></text:p>
      <text:p text:style-name="P7"/>
      <text:p text:style-name="P15">The <text:span text:style-name="T5">Extract Superclass</text:span><text:span text:style-name="T183"> </text:span><text:span text:style-name="T2">refactoring</text:span> has been <text:span text:style-name="T2">improved</text:span></text:p>
      <text:p text:style-name="P65"><text:span text:style-name="T25">to handle </text:span><text:span text:style-name="T119">final fields</text:span><text:span text:style-name="T25"> that </text:span><text:span text:style-name="T26">will be </text:span><text:span text:style-name="T120">initialized in the </text:span><text:span text:style-name="T119">constructor</text:span><text:span text:style-name="T25">.</text:span></text:p>
      <text:p text:style-name="P8">In the sub-class, the super-constructor is called</text:p>
      <text:p text:style-name="P8">that does the initialization of its final fields.</text:p>
      <text:p text:style-name="P16"/>
      <text:p text:style-name="P17">There is a <text:span text:style-name="T2">new cleanup</text:span> in the <text:span text:style-name="T4">Performance</text:span> tab.</text:p>
      <text:p text:style-name="P67"><text:span text:style-name="T27">The </text:span><text:span text:style-name="T55">Performance</text:span><text:span text:style-name="T27"> tab was </text:span><text:span text:style-name="T89">formerly called </text:span><text:span text:style-name="T55">Optimization</text:span><text:span text:style-name="T27">,</text:span></text:p>
      <text:p text:style-name="P22">but that was too general, since <text:span text:style-name="T184">for example, </text:span>improving the readability</text:p>
      <text:p text:style-name="P22">by removing duplicated or unnecessary code is an optimization as well.</text:p>
      <text:p text:style-name="P22"><text:span text:style-name="T4">Performance</text:span> <text:span text:style-name="T217">reflect</text:span>s better what it does, doesn't it?</text:p>
      <text:p text:style-name="P17"/>
      <text:p text:style-name="P66"><text:span text:style-name="T28">The new cleanup is</text:span> <text:span text:style-name="T56">Use </text:span><text:span text:style-name="T73">S</text:span><text:span text:style-name="T74">tring</text:span><text:span text:style-name="T55">Builder</text:span><text:span text:style-name="T74"> instead of String</text:span><text:span text:style-name="T55">Buffer</text:span>,</text:p>
      <text:p text:style-name="P69"><text:span text:style-name="T185">t</text:span><text:span text:style-name="T188">o</text:span><text:span text:style-name="T185"> </text:span><text:span text:style-name="T3">change</text:span><text:span text:style-name="T185"> the type of </text:span><text:span text:style-name="T9">String</text:span><text:span text:style-name="T7">Buffer</text:span><text:span text:style-name="T186"> </text:span><text:span text:style-name="T87">variables </text:span><text:span text:style-name="T75">inside method bodies that do not escape</text:span></text:p>
      <text:p text:style-name="P68">to the faster but not synchronized <text:span text:style-name="T8">String</text:span><text:span text:style-name="T6">Builder</text:span>.</text:p>
      <text:p text:style-name="P39"/>
      <text:p text:style-name="P70"><text:span text:style-name="T29">To replace </text:span><text:span text:style-name="T121">all</text:span><text:span text:style-name="T29"> </text:span><text:span text:style-name="T70">String</text:span><text:span text:style-name="T60">Buffer</text:span><text:span text:style-name="T71">s</text:span><text:span text:style-name="T29"> with </text:span><text:span text:style-name="T70">String</text:span><text:span text:style-name="T60">Builder</text:span><text:span text:style-name="T71">s,</text:span></text:p>
      <text:p text:style-name="P23">including return types, method parameters and fields,</text:p>
      <text:p text:style-name="P70"><text:span text:style-name="T121">uncheck</text:span><text:span text:style-name="T29"> the checkbox </text:span><text:span text:style-name="T55">Only for local variables</text:span><text:span text:style-name="T29">.</text:span></text:p>
      <text:p text:style-name="P24">But be warned,</text:p>
      <text:p text:style-name="P71"><text:span text:style-name="T75">this might not only lead to </text:span><text:span text:style-name="T90">compile errors</text:span><text:span text:style-name="T75"> </text:span><text:span text:style-name="T76">where the </text:span><text:span text:style-name="T80">such cleaned-up </text:span><text:span text:style-name="T76">code is used</text:span><text:span text:style-name="T75">,</text:span></text:p>
      <text:p text:style-name="P23">but <text:span text:style-name="T2">break your code</text:span> whe<text:span text:style-name="T187">re</text:span> <text:span text:style-name="T2">synchronization is needed</text:span>.</text:p>
      <text:p text:style-name="P18"/>
      <text:p text:style-name="P72"><text:span text:style-name="T31">Now, b</text:span><text:span text:style-name="T30">y default, </text:span><text:span text:style-name="T31">code completion </text:span><text:span text:style-name="T32">hides </text:span><text:span text:style-name="T30">some </text:span><text:span text:style-name="T122">types</text:span></text:p>
      <text:p text:style-name="P72"><text:span text:style-name="T76">that </text:span><text:span text:style-name="T91">should</text:span><text:span text:style-name="T76"> not be used </text:span><text:span text:style-name="T91">or</text:span><text:span text:style-name="T76"> that </text:span><text:span text:style-name="T91">nowadays</text:span><text:span text:style-name="T76"> are </text:span><text:span text:style-name="T91">not used</text:span><text:span text:style-name="T30"> </text:span></text:p>
      <text:p text:style-name="P72"><text:span text:style-name="T30">such as the Abstract Window Toolkit's List widget,</text:span><text:span text:style-name="T144"> […]</text:span></text:p>
      <text:p text:style-name="Standard">as well as everything from Java AWT.</text:p>
      <text:p text:style-name="P41"/>
      <text:p text:style-name="P31">To customize what should be filtered,</text:p>
      <text:p text:style-name="P73"><text:span text:style-name="T141">go to </text:span><text:span text:style-name="T88">the </text:span><text:span text:style-name="T93">preferences</text:span><text:span text:style-name="T88"> </text:span><text:span text:style-name="T150">[…]</text:span><text:span text:style-name="T88"> </text:span><text:span text:style-name="T62">Java</text:span><text:span text:style-name="T88"> </text:span><text:span text:style-name="T150">[…]</text:span><text:span text:style-name="T88"> </text:span><text:span text:style-name="T61">Appearance</text:span><text:span text:style-name="T88"> </text:span><text:span text:style-name="T150">[…] </text:span><text:span text:style-name="T55">Type Filters</text:span><text:span text:style-name="T72">.</text:span></text:p>
      <text:p text:style-name="P25">Previously, by default, no types were filtered and this area was empty;</text:p>
      <text:p text:style-name="P74"><text:span text:style-name="T76">now, it’s populated </text:span><text:span text:style-name="T77">with filters for</text:span><text:span text:style-name="T76"> the common stuff.</text:span></text:p>
      <text:p text:style-name="P75"><text:span text:style-name="T76">Everything </text:span><text:span text:style-name="T77">matched by an</text:span><text:span text:style-name="T76"> enable</text:span><text:span text:style-name="T77">d filter</text:span><text:span text:style-name="T76"> will be ignored</text:span></text:p>
      <text:p text:style-name="P76"><text:span text:style-name="T76">in the content assist, in </text:span><text:span text:style-name="T68">Organize Imports</text:span><text:span text:style-name="T76">, in </text:span><text:span text:style-name="T77">the </text:span><text:span text:style-name="T68">Open Type</text:span><text:span text:style-name="T76"> </text:span><text:span text:style-name="T77">dialog</text:span><text:span text:style-name="T76"> and in quick fixes.</text:span></text:p>
      <text:p text:style-name="P42"/>
      <text:p text:style-name="P26">When disabling the <text:span text:style-name="T4">jdk</text:span> packages filter,</text:p>
      <text:p text:style-name="P26">you have to type one letter more for the <text:span text:style-name="T4">System-out-print-line</text:span> template.</text:p>
      <text:p text:style-name="P76"><text:span text:style-name="T78">S</text:span><text:span text:style-name="T76">o better stick to the defaults.</text:span></text:p>
      <text:p text:style-name="P74"/>
      <text:p text:style-name="P78"><text:span text:style-name="T37">Conversely, you get m</text:span><text:span text:style-name="T33">ore </text:span><text:span text:style-name="T37">rather than</text:span><text:span text:style-name="T33"> fewer</text:span><text:span text:style-name="T10"> </text:span><text:span text:style-name="T33">proposals</text:span><text:span text:style-name="T10"> with </text:span><text:span text:style-name="T182">Favorites</text:span><text:span text:style-name="T33">.</text:span></text:p>
      <text:p text:style-name="P77"><text:span text:style-name="T33">I</text:span><text:span text:style-name="T10">n </text:span><text:span text:style-name="T88">the </text:span><text:span text:style-name="T93">preferences</text:span><text:span text:style-name="T88"> </text:span><text:span text:style-name="T150">[…]</text:span><text:span text:style-name="T88"> </text:span><text:span text:style-name="T62">Editor</text:span><text:span text:style-name="T88"> </text:span><text:span text:style-name="T150">[…]</text:span><text:span text:style-name="T88"> </text:span><text:span text:style-name="T61">Content Assist</text:span><text:span text:style-name="T88"> </text:span><text:span text:style-name="T150">[…]</text:span><text:span text:style-name="T180"> </text:span><text:span text:style-name="T181">Favorites</text:span></text:p>
      <text:p text:style-name="P27">the static members are listed that should be shown as content assist proposals</text:p>
      <text:p text:style-name="P27">even before they have been statically imported.</text:p>
      <text:p text:style-name="P79"><text:span text:style-name="T33">T</text:span><text:span text:style-name="T34">he </text:span><text:span text:style-name="T123">defaults</text:span><text:span text:style-name="T34"> of </text:span><text:span text:style-name="T63">Favorit</text:span><text:span text:style-name="T64">e</text:span><text:span text:style-name="T63">s</text:span><text:span text:style-name="T34"> has now been extended</text:span></text:p>
      <text:p text:style-name="P79"><text:span text:style-name="T34">to include also </text:span><text:span text:style-name="T123">Mockito’s </text:span><text:span text:style-name="T63">ArgumentMatchers</text:span><text:span text:style-name="T34"> methods.</text:span></text:p>
      <text:p text:style-name="P12"/>
      <text:p text:style-name="P12"/>
      <text:p text:style-name="P49"><text:a xlink:type="simple" xlink:href="https://www.eclipse.org/eclipse/news/4.21/jdt.php#change-compliance-jre-multi-constant-labels" text:style-name="Internet_20_link" text:visited-style-name="Visited_20_Internet_20_Link"><text:span text:style-name="T145">### </text:span></text:a><text:a xlink:type="simple" xlink:href="https://www.eclipse.org/eclipse/news/4.21/jdt.php#change-compliance-jre-multi-constant-labels" text:style-name="Internet_20_link" text:visited-style-name="Visited_20_Internet_20_Link"><text:span text:style-name="T146">General</text:span></text:a><text:a xlink:type="simple" xlink:href="https://www.eclipse.org/eclipse/news/4.21/jdt.php#change-compliance-jre-multi-constant-labels" text:style-name="Internet_20_link" text:visited-style-name="Visited_20_Internet_20_Link"><text:span text:style-name="T145"> ###</text:span></text:a></text:p>
      <text:p text:style-name="P40"><text:a xlink:type="simple" xlink:href="https://www.eclipse.org/eclipse/news/4.21/jdt.php#change-compliance-jre-multi-constant-labels" text:style-name="Internet_20_link" text:visited-style-name="Visited_20_Internet_20_Link"><text:span text:style-name="T155"/></text:a></text:p>
      <text:p text:style-name="P79"><text:span text:style-name="T82">Apart from</text:span><text:span text:style-name="T79"> the Java-specific improvements,</text:span></text:p>
      <text:p text:style-name="P79"><text:span text:style-name="T79">there are </text:span><text:span text:style-name="T81">also a few </text:span><text:span text:style-name="T79">general </text:span><text:span text:style-name="T92">platform improvements</text:span></text:p>
      <text:p text:style-name="P79"><text:span text:style-name="T79">m</text:span><text:span text:style-name="T83">aking</text:span><text:span text:style-name="T79"> coding </text:span><text:span text:style-name="T84">in Eclipse </text:span><text:span text:style-name="T82">smoother</text:span><text:span text:style-name="T79"> independent o</text:span><text:span text:style-name="T85">f the</text:span><text:span text:style-name="T79"> language </text:span><text:span text:style-name="T86">used</text:span><text:span text:style-name="T79">.</text:span></text:p>
      <text:p text:style-name="P30"/>
      <text:p text:style-name="P80"><text:span text:style-name="T159">Have you noticed </text:span><text:span text:style-name="T160">it?</text:span></text:p>
      <text:p text:style-name="P80"><text:span text:style-name="T160">The </text:span><text:span text:style-name="T156">close button</text:span><text:span text:style-name="T159"> </text:span><text:span text:style-name="T160">of editors and views has been </text:span><text:span text:style-name="T156">polished</text:span><text:span text:style-name="T160">.</text:span></text:p>
      <text:p text:style-name="P81"><text:span text:style-name="T158">Also the </text:span><text:span text:style-name="T156">dark theme</text:span><text:span text:style-name="T158"> has been polished.</text:span></text:p>
      <text:p text:style-name="P29"><text:span text:style-name="T211">By the way, the </text:span><text:span text:style-name="T214">Save Resources</text:span><text:span text:style-name="T211"> dialog </text:span><text:span text:style-name="T212">OK button</text:span></text:p>
      <text:p text:style-name="P28"><text:span text:style-name="T213">now shows</text:span><text:span text:style-name="T211"> the </text:span><text:span text:style-name="T212">number of files to save</text:span><text:span text:style-name="T211"> instead of </text:span><text:span text:style-name="T215">Save Selected</text:span><text:span text:style-name="T211">;</text:span></text:p>
      <text:p text:style-name="P28"><text:span text:style-name="T212">or </text:span><text:span text:style-name="T214">Don’t Save</text:span><text:span text:style-name="T211"> when nothing should be saved.</text:span></text:p>
      <text:p text:style-name="P89">In the past,</text:p>
      <text:p text:style-name="P95"><text:span text:style-name="T194">you had to click</text:span><text:span text:style-name="T193"> </text:span><text:span text:style-name="T207">Save Selected</text:span><text:span text:style-name="T193"> </text:span><text:span text:style-name="T194">even when nothing was selected,</text:span></text:p>
      <text:p text:style-name="P95"><text:span text:style-name="T194">which was a bit weird</text:span><text:span text:style-name="T193">, </text:span><text:span text:style-name="T194">w</text:span><text:span text:style-name="T193">asn't it?</text:span></text:p>
      <text:p text:style-name="P90"/>
      <text:p text:style-name="P103"><text:span text:style-name="T194">The </text:span><text:span text:style-name="T200">start-up</text:span><text:span text:style-name="T194"> has </text:span><text:span text:style-name="T202">sped up</text:span><text:span text:style-name="T194"> </text:span><text:span text:style-name="T197">a little </text:span><text:span text:style-name="T194">in 2021-09 once more.</text:span></text:p>
      <text:p text:style-name="P90"/>
      <text:p text:style-name="P82"><text:span text:style-name="T160">T</text:span><text:span text:style-name="T158">he </text:span><text:span text:style-name="T156">tooltips</text:span><text:span text:style-name="T158"> are now </text:span><text:span text:style-name="T157">dark</text:span><text:span text:style-name="T158">:</text:span></text:p>
      <text:p text:style-name="P104"><text:span text:style-name="T192">both </text:span><text:span text:style-name="T189">the button tooltips</text:span><text:span text:style-name="T190"> </text:span><text:span text:style-name="T153">[…]</text:span><text:span text:style-name="T189"> and</text:span><text:span text:style-name="T191"> the tooltips t</text:span><text:span text:style-name="T189">o show </text:span><text:span text:style-name="T191">the text of </text:span><text:span text:style-name="T189">a cropped label.</text:span></text:p>
      <text:p text:style-name="P91"/>
      <text:p text:style-name="P85"><text:span text:style-name="T158">And the </text:span><text:span text:style-name="T157">background</text:span><text:span text:style-name="T158"> of a </text:span><text:span text:style-name="T157">content assist proposal </text:span><text:span text:style-name="T158">hovered </text:span><text:span text:style-name="T163">by the </text:span><text:span text:style-name="T158">mouse</text:span></text:p>
      <text:p text:style-name="P83"><text:span text:style-name="T158">is now </text:span><text:span text:style-name="T157">gray</text:span><text:span text:style-name="T158"> instead of turquoise.</text:span></text:p>
      <text:p text:style-name="P91"/>
      <text:p text:style-name="P82"><text:span text:style-name="T161">T</text:span><text:span text:style-name="T158">he </text:span><text:span text:style-name="T156">print margin</text:span><text:span text:style-name="T158">,</text:span></text:p>
      <text:p text:style-name="P86">which – by the way – is now <text:span text:style-name="T2">by default</text:span> also <text:span text:style-name="T2">disabled</text:span> in the</text:p>
      <text:p text:style-name="P86"><text:span text:style-name="T4">Eclipse </text:span><text:span text:style-name="T6">IDE</text:span><text:span text:style-name="T4"> for </text:span><text:span text:style-name="T6">Enterprise Java</text:span><text:span text:style-name="T4"> and Web Developers</text:span> <text:span text:style-name="T2">again</text:span>,</text:p>
      <text:p text:style-name="P82"><text:span text:style-name="T158">is now </text:span><text:span text:style-name="T157">gray instead of red</text:span><text:span text:style-name="T158"> in the dark theme.</text:span></text:p>
      <text:p text:style-name="P91"/>
      <text:p text:style-name="P83"><text:span text:style-name="T165">Just to mention it,</text:span><text:span text:style-name="T158"> </text:span><text:span text:style-name="T164">w</text:span><text:span text:style-name="T158">hen installing or updating </text:span><text:span text:style-name="T162">something</text:span><text:span text:style-name="T158">,</text:span></text:p>
      <text:p text:style-name="P84"><text:span text:style-name="T156">accepted licenses</text:span><text:span text:style-name="T159"> </text:span><text:span text:style-name="T158">will now be </text:span><text:span text:style-name="T157">remembered</text:span><text:span text:style-name="T158">,</text:span></text:p>
      <text:p text:style-name="P96"><text:span text:style-name="T195">to not</text:span><text:span text:style-name="T194"> bother </text:span><text:span text:style-name="T195">you </text:span><text:span text:style-name="T198">with</text:span><text:span text:style-name="T194"> </text:span><text:span text:style-name="T195">accepting</text:span><text:span text:style-name="T194"> the same license again and again.</text:span></text:p>
      <text:p text:style-name="P92"/>
      <text:p text:style-name="P93"/>
      <text:p text:style-name="P45"><text:a xlink:type="simple" xlink:href="https://www.eclipse.org/eclipse/news/4.21/jdt.php#change-compliance-jre-multi-constant-labels" text:style-name="Internet_20_link" text:visited-style-name="Visited_20_Internet_20_Link"><text:span text:style-name="T147">### </text:span></text:a><text:a xlink:type="simple" xlink:href="https://www.eclipse.org/eclipse/news/4.21/jdt.php#change-compliance-jre-multi-constant-labels" text:style-name="Internet_20_link" text:visited-style-name="Visited_20_Internet_20_Link"><text:span text:style-name="T148">G</text:span></text:a><text:a xlink:type="simple" xlink:href="https://www.eclipse.org/eclipse/news/4.21/jdt.php#change-compliance-jre-multi-constant-labels" text:style-name="Internet_20_link" text:visited-style-name="Visited_20_Internet_20_Link"><text:span text:style-name="T149">it [ɡɪt] </text:span></text:a><text:a xlink:type="simple" xlink:href="https://www.eclipse.org/eclipse/news/4.21/jdt.php#change-compliance-jre-multi-constant-labels" text:style-name="Internet_20_link" text:visited-style-name="Visited_20_Internet_20_Link"><text:span text:style-name="T147">###</text:span></text:a></text:p>
      <text:p text:style-name="P36"><text:a xlink:type="simple" xlink:href="https://www.eclipse.org/eclipse/news/4.21/jdt.php#change-compliance-jre-multi-constant-labels" text:style-name="Internet_20_link" text:visited-style-name="Visited_20_Internet_20_Link"><text:span text:style-name="T155"/></text:a></text:p>
      <text:p text:style-name="P57">The <text:span text:style-name="T2">Git support</text:span> has been improved as well.</text:p>
      <text:p text:style-name="P32"/>
      <text:p text:style-name="P58"><text:span text:style-name="T41">I</text:span><text:span text:style-name="T38">n the </text:span><text:span text:style-name="T210">Compare Editor</text:span><text:span text:style-name="T42">, </text:span><text:span text:style-name="T203">when comparing </text:span><text:span text:style-name="T206">multiple files</text:span><text:span text:style-name="T203">,</text:span></text:p>
      <text:p text:style-name="P97"><text:span text:style-name="T133">the </text:span><text:span text:style-name="T127">file tree</text:span><text:span text:style-name="T133"> is now </text:span><text:span text:style-name="T199">compacted</text:span><text:span text:style-name="T133">, </text:span><text:span text:style-name="T194">which saves space and clicks;</text:span><text:span text:style-name="T133"> </text:span></text:p>
      <text:p text:style-name="P60"><text:span text:style-name="T203">in the upper right of the file tree</text:span><text:span text:style-name="T38"> there is now</text:span></text:p>
      <text:p text:style-name="P60"><text:span text:style-name="T38">a </text:span><text:span text:style-name="T209">Collapse All</text:span><text:span text:style-name="T204"> </text:span><text:span text:style-name="T154">[…]</text:span><text:span text:style-name="T205"> </text:span><text:span text:style-name="T38">and an </text:span><text:span text:style-name="T209">Expand All</text:span><text:span text:style-name="T38"> button;</text:span></text:p>
      <text:p text:style-name="P97"><text:span text:style-name="T134">the </text:span><text:span text:style-name="T128">right-click menu</text:span><text:span text:style-name="T134"> provides </text:span><text:span text:style-name="T208">Show In</text:span><text:span text:style-name="T134"> </text:span><text:span text:style-name="T194">for both, files and folders</text:span></text:p>
      <text:p text:style-name="P98"><text:span text:style-name="T132">and </text:span><text:span text:style-name="T194">– when two files are selected –</text:span><text:span text:style-name="T132"> </text:span><text:span text:style-name="T208">Compare With Each Other</text:span><text:span text:style-name="T135">,</text:span></text:p>
      <text:p text:style-name="P87">which is useful when a renamed or moved file has also <text:span text:style-name="T216">been </text:span>changed,</text:p>
      <text:p text:style-name="P97"><text:span text:style-name="T194">so it is shown as a </text:span><text:span text:style-name="T200">deleted</text:span><text:span text:style-name="T194"> file </text:span><text:span text:style-name="T200">plus</text:span><text:span text:style-name="T194"> an </text:span><text:span text:style-name="T200">added</text:span><text:span text:style-name="T194"> file </text:span><text:span text:style-name="T200">instead of</text:span><text:span text:style-name="T194"> </text:span><text:span text:style-name="T198">a </text:span><text:span text:style-name="T194">single </text:span><text:span text:style-name="T200">moved fil</text:span><text:span text:style-name="T201">e</text:span><text:span text:style-name="T196">.</text:span></text:p>
      <text:p text:style-name="P33"/>
      <text:p text:style-name="P59"><text:span text:style-name="T41">I</text:span><text:span text:style-name="T42">n the </text:span><text:span text:style-name="T210">Git Repositories</text:span><text:span text:style-name="T42"> </text:span><text:span text:style-name="T43">view,</text:span></text:p>
      <text:p text:style-name="P99"><text:span text:style-name="T136">the </text:span><text:span text:style-name="T129">right-click menu</text:span><text:span text:style-name="T136"> provides </text:span><text:span text:style-name="T140">options</text:span><text:span text:style-name="T136"> to </text:span><text:span text:style-name="T129">compare</text:span></text:p>
      <text:p text:style-name="P61"><text:span text:style-name="T42">a branch, a tag or another </text:span><text:span text:style-name="T105">reference </text:span><text:span text:style-name="T102">with</text:span><text:span text:style-name="T38"> the </text:span><text:span text:style-name="T102">working tree</text:span><text:span text:style-name="T38">.</text:span></text:p>
      <text:p text:style-name="P99"><text:span text:style-name="T136">Starting from a </text:span><text:span text:style-name="T129">branch, tag </text:span><text:span text:style-name="T130">or reference</text:span><text:span text:style-name="T136">, use </text:span><text:span text:style-name="T208">Compare with Working Tree</text:span><text:span text:style-name="T135">;</text:span></text:p>
      <text:p text:style-name="P100"><text:span text:style-name="T136">starting </text:span><text:span text:style-name="T138">in the</text:span><text:span text:style-name="T136"> </text:span><text:span text:style-name="T131">working tree</text:span><text:span text:style-name="T135"> </text:span><text:span text:style-name="T138">with a </text:span><text:span text:style-name="T129">file or folder</text:span><text:span text:style-name="T135">,</text:span></text:p>
      <text:p text:style-name="P100"><text:span text:style-name="T138">choose an item of the</text:span><text:span text:style-name="T137"> </text:span><text:span text:style-name="T208">Compare With</text:span><text:span text:style-name="T137"> </text:span><text:span text:style-name="T138">s</text:span><text:span text:style-name="T137">ubmenu.</text:span></text:p>
      <text:p text:style-name="P34"/>
      <text:p text:style-name="P88">A minor improvement is that, in an opened editor,</text:p>
      <text:p text:style-name="P62"><text:span text:style-name="T38">the shown </text:span><text:span text:style-name="T209">Revision Information</text:span><text:span text:style-name="T42"> will </text:span><text:span text:style-name="T44">now </text:span><text:span text:style-name="T38">be </text:span><text:span text:style-name="T42">updated</text:span></text:p>
      <text:p text:style-name="P101"><text:span text:style-name="T131">whenever</text:span><text:span text:style-name="T135"> the </text:span><text:span text:style-name="T131">HEAD</text:span><text:span text:style-name="T135"> of </text:span><text:span text:style-name="T139">the</text:span><text:span text:style-name="T135"> repository </text:span><text:span text:style-name="T131">changes</text:span><text:span text:style-name="T135">,</text:span></text:p>
      <text:p text:style-name="P101"><text:span text:style-name="T194">for example,</text:span><text:span text:style-name="T139"> when a commit was made.</text:span></text:p>
      <text:p text:style-name="P57"/>
      <text:p text:style-name="P57"/>
      <text:p text:style-name="P19"><text:a xlink:type="simple" xlink:href="https://www.eclipse.org/eclipse/news/4.21/jdt.php#change-compliance-jre-multi-constant-labels" text:style-name="Internet_20_link" text:visited-style-name="Visited_20_Internet_20_Link"><text:span text:style-name="T151">### </text:span></text:a><text:span text:style-name="T152">Outro</text:span><text:a xlink:type="simple" xlink:href="https://www.eclipse.org/eclipse/news/4.21/jdt.php#change-compliance-jre-multi-constant-labels" text:style-name="Internet_20_link" text:visited-style-name="Visited_20_Internet_20_Link"><text:span text:style-name="T151"> ###</text:span></text:a></text:p>
      <text:p text:style-name="P63"/>
      <text:p text:style-name="P20"><text:a xlink:type="simple" xlink:href="https://www.eclipse.org/eclipse/news/4.21/jdt.php#change-compliance-jre-multi-constant-labels" text:style-name="Internet_20_link" text:visited-style-name="Visited_20_Internet_20_Link"><text:span text:style-name="T167">These were some of the </text:span></text:a><text:a xlink:type="simple" xlink:href="https://www.eclipse.org/eclipse/news/4.21/jdt.php#change-compliance-jre-multi-constant-labels" text:style-name="Internet_20_link" text:visited-style-name="Visited_20_Internet_20_Link"><text:span text:style-name="T168">Java </text:span></text:a><text:a xlink:type="simple" xlink:href="https://www.eclipse.org/eclipse/news/4.21/jdt.php#change-compliance-jre-multi-constant-labels" text:style-name="Internet_20_link" text:visited-style-name="Visited_20_Internet_20_Link"><text:span text:style-name="T169">IDE</text:span></text:a><text:a xlink:type="simple" xlink:href="https://www.eclipse.org/eclipse/news/4.21/jdt.php#change-compliance-jre-multi-constant-labels" text:style-name="Internet_20_link" text:visited-style-name="Visited_20_Internet_20_Link"><text:span text:style-name="T167"> improvements</text:span></text:a></text:p>
      <text:p text:style-name="P46"><text:a xlink:type="simple" xlink:href="https://www.eclipse.org/eclipse/news/4.21/jdt.php#change-compliance-jre-multi-constant-labels" text:style-name="Internet_20_link" text:visited-style-name="Visited_20_Internet_20_Link"><text:span text:style-name="T173">of the </text:span></text:a><text:a xlink:type="simple" xlink:href="https://www.eclipse.org/eclipse/news/4.21/jdt.php#change-compliance-jre-multi-constant-labels" text:style-name="Internet_20_link" text:visited-style-name="Visited_20_Internet_20_Link"><text:span text:style-name="T174">quarterly </text:span></text:a><text:a xlink:type="simple" xlink:href="https://www.eclipse.org/eclipse/news/4.21/jdt.php#change-compliance-jre-multi-constant-labels" text:style-name="Internet_20_link" text:visited-style-name="Visited_20_Internet_20_Link"><text:span text:style-name="T177">Rolling</text:span></text:a><text:a xlink:type="simple" xlink:href="https://www.eclipse.org/eclipse/news/4.21/jdt.php#change-compliance-jre-multi-constant-labels" text:style-name="Internet_20_link" text:visited-style-name="Visited_20_Internet_20_Link"><text:span text:style-name="T178"> Release </text:span></text:a><text:a xlink:type="simple" xlink:href="https://www.eclipse.org/eclipse/news/4.21/jdt.php#change-compliance-jre-multi-constant-labels" text:style-name="Internet_20_link" text:visited-style-name="Visited_20_Internet_20_Link"><text:span text:style-name="T175">September</text:span></text:a><text:a xlink:type="simple" xlink:href="https://www.eclipse.org/eclipse/news/4.21/jdt.php#change-compliance-jre-multi-constant-labels" text:style-name="Internet_20_link" text:visited-style-name="Visited_20_Internet_20_Link"><text:span text:style-name="T176"> 202</text:span></text:a><text:a xlink:type="simple" xlink:href="https://www.eclipse.org/eclipse/news/4.21/jdt.php#change-compliance-jre-multi-constant-labels" text:style-name="Internet_20_link" text:visited-style-name="Visited_20_Internet_20_Link"><text:span text:style-name="T175">1</text:span></text:a><text:a xlink:type="simple" xlink:href="https://www.eclipse.org/eclipse/news/4.21/jdt.php#change-compliance-jre-multi-constant-labels" text:style-name="Internet_20_link" text:visited-style-name="Visited_20_Internet_20_Link"><text:span text:style-name="T179">.</text:span></text:a></text:p>
      <text:p text:style-name="P20"><text:a xlink:type="simple" xlink:href="https://www.eclipse.org/eclipse/news/4.21/jdt.php#change-compliance-jre-multi-constant-labels" text:style-name="Internet_20_link" text:visited-style-name="Visited_20_Internet_20_Link"><text:span text:style-name="T166"/></text:a></text:p>
      <text:p text:style-name="P5"><text:a xlink:type="simple" xlink:href="https://www.eclipse.org/eclipse/news/4.21/jdt.php#change-compliance-jre-multi-constant-labels" text:style-name="Internet_20_link" text:visited-style-name="Visited_20_Internet_20_Link"><text:span text:style-name="T166">If you </text:span></text:a><text:a xlink:type="simple" xlink:href="https://www.eclipse.org/eclipse/news/4.21/jdt.php#change-compliance-jre-multi-constant-labels" text:style-name="Internet_20_link" text:visited-style-name="Visited_20_Internet_20_Link"><text:span text:style-name="T170">have missed</text:span></text:a><text:a xlink:type="simple" xlink:href="https://www.eclipse.org/eclipse/news/4.21/jdt.php#change-compliance-jre-multi-constant-labels" text:style-name="Internet_20_link" text:visited-style-name="Visited_20_Internet_20_Link"><text:span text:style-name="T166"> some versions, you might want to watch the previous videos, too.</text:span></text:a></text:p>
      <text:p text:style-name="P1"><text:a xlink:type="simple" xlink:href="https://www.eclipse.org/eclipse/news/4.21/jdt.php#change-compliance-jre-multi-constant-labels" text:style-name="Internet_20_link" text:visited-style-name="Visited_20_Internet_20_Link"><text:span text:style-name="T166"/></text:a></text:p>
      <text:p text:style-name="P3"><text:a xlink:type="simple" xlink:href="https://www.eclipse.org/eclipse/news/4.21/jdt.php#change-compliance-jre-multi-constant-labels" text:style-name="Internet_20_link" text:visited-style-name="Visited_20_Internet_20_Link"><text:span text:style-name="T171">Thank</text:span></text:a><text:a xlink:type="simple" xlink:href="https://www.eclipse.org/eclipse/news/4.21/jdt.php#change-compliance-jre-multi-constant-labels" text:style-name="Internet_20_link" text:visited-style-name="Visited_20_Internet_20_Link"><text:span text:style-name="T172">s</text:span></text:a><text:a xlink:type="simple" xlink:href="https://www.eclipse.org/eclipse/news/4.21/jdt.php#change-compliance-jre-multi-constant-labels" text:style-name="Internet_20_link" text:visited-style-name="Visited_20_Internet_20_Link"><text:span text:style-name="T166"> for watching and </text:span></text:a><text:a xlink:type="simple" xlink:href="https://www.eclipse.org/eclipse/news/4.21/jdt.php#change-compliance-jre-multi-constant-labels" text:style-name="Internet_20_link" text:visited-style-name="Visited_20_Internet_20_Link"><text:span text:style-name="T171">happy coding!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Definition_20_Term" style:display-name="Definition Term" style:family="paragraph" style:parent-style-name="Standard" style:default-outline-level=""/>
    <style:style style:name="Definition_20_List" style:display-name="Definition List" style:family="paragraph" style:parent-style-name="Standard" style:default-outline-level="">
      <style:paragraph-properties fo:margin-left="0.635cm" fo:margin-right="0cm" fo:text-indent="0cm" style:auto-text-indent="false"/>
    </style:style>
    <style:style style:name="H1" style:family="paragraph" style:parent-style-name="Standard" style:default-outline-level="2" style:list-style-name="">
      <style:paragraph-properties fo:margin-top="0.176cm" fo:margin-bottom="0.176cm" style:contextual-spacing="false" fo:keep-with-next="always"/>
      <style:text-properties fo:font-size="24pt" fo:font-weight="bold" style:letter-kerning="true" style:font-size-asian="24pt" style:font-weight-asian="bold"/>
    </style:style>
    <style:style style:name="H2" style:family="paragraph" style:parent-style-name="Standard" style:default-outline-level="3" style:list-style-name="">
      <style:paragraph-properties fo:margin-top="0.176cm" fo:margin-bottom="0.176cm" style:contextual-spacing="false" fo:keep-with-next="always"/>
      <style:text-properties fo:font-size="18pt" fo:font-weight="bold" style:font-size-asian="18pt" style:font-weight-asian="bold"/>
    </style:style>
    <style:style style:name="H3" style:family="paragraph" style:parent-style-name="Standard" style:default-outline-level="4" style:list-style-name="">
      <style:paragraph-properties fo:margin-top="0.176cm" fo:margin-bottom="0.176cm" style:contextual-spacing="false" fo:keep-with-next="always"/>
      <style:text-properties fo:font-size="14pt" fo:font-weight="bold" style:font-size-asian="14pt" style:font-weight-asian="bold"/>
    </style:style>
    <style:style style:name="H4" style:family="paragraph" style:parent-style-name="Standard" style:default-outline-level="5" style:list-style-name="">
      <style:paragraph-properties fo:margin-top="0.176cm" fo:margin-bottom="0.176cm" style:contextual-spacing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default-outline-level="6" style:list-style-name="">
      <style:paragraph-properties fo:margin-top="0.176cm" fo:margin-bottom="0.176cm" style:contextual-spacing="false" fo:keep-with-next="always"/>
      <style:text-properties fo:font-size="10pt" fo:font-weight="bold" style:font-size-asian="10pt" style:font-weight-asian="bold"/>
    </style:style>
    <style:style style:name="H6" style:family="paragraph" style:parent-style-name="Standard" style:default-outline-level="7" style:list-style-name="">
      <style:paragraph-properties fo:margin-top="0.176cm" fo:margin-bottom="0.176cm" style:contextual-spacing="false" fo:keep-with-next="always"/>
      <style:text-properties fo:font-size="8pt" fo:font-weight="bold" style:font-size-asian="8pt" style:font-weight-asian="bold"/>
    </style:style>
    <style:style style:name="Address" style:family="paragraph" style:parent-style-name="Standard" style:default-outline-level="">
      <style:text-properties fo:font-style="italic" style:font-style-asian="italic"/>
    </style:style>
    <style:style style:name="Blockquote" style:family="paragraph" style:parent-style-name="Standard" style:default-outline-level="">
      <style:paragraph-properties fo:margin-left="0.635cm" fo:margin-right="0.635cm" fo:margin-top="0.176cm" fo:margin-bottom="0.176cm" style:contextual-spacing="false" fo:text-indent="0cm" style:auto-text-indent="false"/>
    </style:style>
    <style:style style:name="Preformatted" style:family="paragraph" style:parent-style-name="Standard" style:default-outline-level="">
      <style:paragraph-properties fo:margin-top="0cm" fo:margin-bottom="0cm" style:contextual-spacing="false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roman" style:font-pitch="variable" fo:font-size="10pt" style:font-size-asian="10pt"/>
    </style:style>
    <style:style style:name="z-Bottom_20_of_20_Form" style:display-name="z-Bottom of Form" style:family="paragraph" style:default-outline-level="">
      <style:paragraph-properties fo:text-align="center" style:justify-single-word="false" style:border-line-width-top="0.009cm 0.009cm 0.009cm" fo:padding="0cm" fo:border-left="none" fo:border-right="none" fo:border-top="0.74pt double #000000" fo:border-bottom="none"/>
      <style:text-properties style:font-name="Arial" fo:font-family="Arial" style:font-family-generic="roman" style:font-pitch="variable" fo:font-size="8pt" style:font-name-asian="Arial1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z-Top_20_of_20_Form" style:display-name="z-Top of Form" style:family="paragraph" style:default-outline-level="">
      <style:paragraph-properties fo:text-align="center" style:justify-single-word="false" style:border-line-width-bottom="0.009cm 0.009cm 0.009cm" fo:padding="0cm" fo:border-left="none" fo:border-right="none" fo:border-top="none" fo:border-bottom="0.74pt double #000000"/>
      <style:text-properties style:font-name="Arial" fo:font-family="Arial" style:font-family-generic="roman" style:font-pitch="variable" fo:font-size="8pt" style:font-name-asian="Arial1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E" style:family="text">
      <style:text-properties fo:font-style="italic" style:font-style-asian="italic"/>
    </style:style>
    <style:style style:name="CODE" style:family="text">
      <style:text-properties style:font-name="Courier New" fo:font-family="'Courier New'" style:font-family-generic="roman" style:font-pitch="variable" fo:font-size="10pt" style:font-size-asian="10pt"/>
    </style:style>
    <style:style style:name="Keyboard" style:family="text">
      <style:text-properties style:font-name="Courier New" fo:font-family="'Courier New'" style:font-family-generic="roman" style:font-pitch="variable" fo:font-size="10pt" fo:font-weight="bold" style:font-size-asian="10pt" style:font-weight-asian="bold"/>
    </style:style>
    <style:style style:name="Sample" style:family="text">
      <style:text-properties style:font-name="Courier New" fo:font-family="'Courier New'" style:font-family-generic="roman" style:font-pitch="variable"/>
    </style:style>
    <style:style style:name="Strong" style:family="text">
      <style:text-properties fo:font-weight="bold" style:font-weight-asian="bold"/>
    </style:style>
    <style:style style:name="Typewriter" style:family="text">
      <style:text-properties style:font-name="Courier New" fo:font-family="'Courier New'" style:font-family-generic="roman" style:font-pitch="variable" fo:font-size="10pt" style:font-size-asian="10pt"/>
    </style:style>
    <style:style style:name="HTML_20_Markup" style:display-name="HTML Markup" style:family="text">
      <style:text-properties fo:color="#ff0000" loext:opacity="100%" text:display="none"/>
    </style:style>
    <style:style style:name="Comment" style:family="text">
      <style:text-properties text:display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6-14T08:46:58.207000000</meta:creation-date>
    <dc:date>2021-09-12T18:10:13.026000000</dc:date>
    <meta:editing-duration>P2DT2H34M29S</meta:editing-duration>
    <meta:editing-cycles>309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123" meta:word-count="1140" meta:character-count="6532" meta:non-whitespace-character-count="5502"/>
    <meta:user-defined meta:name="DocumentEncoding">utf-8</meta:user-defined>
    <meta:user-defined meta:name="HTML" meta:value-type="boolean">true</meta:user-defined>
  </office:meta>
</office:document-meta>
</file>